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P20" style:parent-style-name="Normal" style:list-style-name="LFO2" style:family="paragraph"/>
    <style:style style:name="P21" style:parent-style-name="Normal" style:list-style-name="LFO2" style:family="paragraph"/>
    <style:style style:name="P22" style:parent-style-name="Normal" style:list-style-name="LFO2" style:family="paragraph"/>
    <style:style style:name="P23" style:parent-style-name="Normal" style:list-style-name="LFO2" style:family="paragraph"/>
    <style:style style:name="T24" style:parent-style-name="Policepardéfaut" style:family="text">
      <style:text-properties fo:font-weight="bold" style:font-weight-asian="bold" style:font-weight-complex="bold"/>
    </style:style>
    <style:style style:name="P25" style:parent-style-name="Normal" style:list-style-name="LFO3" style:family="paragraph"/>
    <style:style style:name="P26" style:parent-style-name="Normal" style:list-style-name="LFO3" style:family="paragraph"/>
    <style:style style:name="P27" style:parent-style-name="Normal" style:list-style-name="LFO3" style:family="paragraph"/>
    <style:style style:name="P28" style:parent-style-name="Normal" style:list-style-name="LFO3" style:family="paragraph"/>
    <style:style style:name="P29" style:parent-style-name="Normal" style:list-style-name="LFO3" style:family="paragraph"/>
    <style:style style:name="P30" style:parent-style-name="Normal" style:list-style-name="LFO3" style:family="paragraph"/>
    <style:style style:name="T31" style:parent-style-name="Policepardéfaut" style:family="text">
      <style:text-properties fo:font-weight="bold" style:font-weight-asian="bold" style:font-weight-complex="bold"/>
    </style:style>
    <style:style style:name="P32" style:parent-style-name="Normal" style:list-style-name="LFO4" style:family="paragraph"/>
    <style:style style:name="P33" style:parent-style-name="Normal" style:list-style-name="LFO4" style:family="paragraph"/>
    <style:style style:name="P34" style:parent-style-name="Normal" style:list-style-name="LFO4" style:family="paragraph"/>
    <style:style style:name="P35" style:parent-style-name="Normal" style:list-style-name="LFO4" style:family="paragraph"/>
    <style:style style:name="P36" style:parent-style-name="Normal" style:list-style-name="LFO4" style:family="paragraph"/>
    <style:style style:name="T37" style:parent-style-name="Policepardéfaut" style:family="text">
      <style:text-properties fo:font-weight="bold" style:font-weight-asian="bold" style:font-weight-complex="bold"/>
    </style:style>
    <style:style style:name="P38" style:parent-style-name="Normal" style:list-style-name="LFO5" style:family="paragraph"/>
    <style:style style:name="P39" style:parent-style-name="Normal" style:list-style-name="LFO5" style:family="paragraph"/>
    <style:style style:name="P40" style:parent-style-name="Normal" style:list-style-name="LFO5" style:family="paragraph"/>
    <style:style style:name="P41" style:parent-style-name="Normal" style:list-style-name="LFO5" style:family="paragraph"/>
    <style:style style:name="T42" style:parent-style-name="Policepardéfaut" style:family="text">
      <style:text-properties fo:font-weight="bold" style:font-weight-asian="bold" style:font-weight-complex="bold"/>
    </style:style>
    <style:style style:name="P43" style:parent-style-name="Normal" style:list-style-name="LFO6" style:family="paragraph"/>
    <style:style style:name="P44" style:parent-style-name="Normal" style:list-style-name="LFO6" style:family="paragraph"/>
    <style:style style:name="P45" style:parent-style-name="Normal" style:family="paragraph">
      <style:text-properties fo:font-weight="bold" style:font-weight-asian="bold" style:font-weight-complex="bold"/>
    </style:style>
    <style:style style:name="P46" style:parent-style-name="Normal" style:list-style-name="LFO7" style:family="paragraph"/>
    <style:style style:name="T47" style:parent-style-name="Policepardéfaut" style:family="text">
      <style:text-properties fo:font-weight="bold" style:font-weight-asian="bold" style:font-weight-complex="bold"/>
    </style:style>
    <style:style style:name="P48" style:parent-style-name="Normal" style:list-style-name="LFO7" style:family="paragraph"/>
    <style:style style:name="T49" style:parent-style-name="Policepardéfaut" style:family="text">
      <style:text-properties fo:font-weight="bold" style:font-weight-asian="bold" style:font-weight-complex="bold"/>
    </style:style>
    <style:style style:name="P50" style:parent-style-name="Normal" style:list-style-name="LFO7" style:family="paragraph"/>
    <style:style style:name="T51" style:parent-style-name="Policepardéfaut" style:family="text">
      <style:text-properties fo:font-weight="bold" style:font-weight-asian="bold" style:font-weight-complex="bold"/>
    </style:style>
    <style:style style:name="P52" style:parent-style-name="Normal" style:list-style-name="LFO7" style:family="paragraph"/>
    <style:style style:name="T53" style:parent-style-name="Policepardéfaut" style:family="text">
      <style:text-properties fo:font-weight="bold" style:font-weight-asian="bold" style:font-weight-complex="bold"/>
    </style:style>
    <style:style style:name="P54" style:parent-style-name="Normal" style:list-style-name="LFO7" style:family="paragraph"/>
    <style:style style:name="T55" style:parent-style-name="Policepardéfaut" style:family="text">
      <style:text-properties fo:font-weight="bold" style:font-weight-asian="bold" style:font-weight-complex="bold"/>
    </style:style>
    <style:style style:name="P56" style:parent-style-name="Normal" style:list-style-name="LFO7" style:family="paragraph"/>
    <style:style style:name="T57" style:parent-style-name="Policepardéfaut"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T59" style:parent-style-name="Policepardéfaut" style:family="text">
      <style:text-properties fo:font-weight="bold" style:font-weight-asian="bold" style:font-weight-complex="bold"/>
    </style:style>
    <style:style style:name="P60" style:parent-style-name="Normal" style:list-style-name="LFO8" style:family="paragraph"/>
    <style:style style:name="P61" style:parent-style-name="Normal" style:list-style-name="LFO8" style:family="paragraph"/>
    <style:style style:name="P62" style:parent-style-name="Normal" style:list-style-name="LFO8" style:family="paragraph"/>
    <style:style style:name="T63" style:parent-style-name="Policepardéfaut" style:family="text">
      <style:text-properties fo:font-weight="bold" style:font-weight-asian="bold" style:font-weight-complex="bold"/>
    </style:style>
    <style:style style:name="P64" style:parent-style-name="Normal" style:list-style-name="LFO9" style:family="paragraph"/>
    <style:style style:name="P65" style:parent-style-name="Normal" style:list-style-name="LFO9" style:family="paragraph"/>
    <style:style style:name="P66" style:parent-style-name="Normal" style:list-style-name="LFO9" style:family="paragraph"/>
    <style:style style:name="P67" style:parent-style-name="Normal" style:list-style-name="LFO9" style:family="paragraph"/>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T70" style:parent-style-name="Policepardéfaut" style:family="text">
      <style:text-properties fo:font-weight="bold" style:font-weight-asian="bold" style:font-weight-complex="bold"/>
    </style:style>
    <style:style style:name="P71" style:parent-style-name="Normal" style:list-style-name="LFO10" style:family="paragraph"/>
    <style:style style:name="T72" style:parent-style-name="Policepardéfaut" style:family="text">
      <style:text-properties fo:font-weight="bold" style:font-weight-asian="bold" style:font-weight-complex="bold"/>
    </style:style>
    <style:style style:name="P73" style:parent-style-name="Normal" style:list-style-name="LFO10" style:family="paragraph"/>
    <style:style style:name="T74" style:parent-style-name="Policepardéfaut" style:family="text">
      <style:text-properties fo:font-weight="bold" style:font-weight-asian="bold" style:font-weight-complex="bold"/>
    </style:style>
    <style:style style:name="P75" style:parent-style-name="Normal" style:list-style-name="LFO10" style:family="paragraph"/>
    <style:style style:name="T76" style:parent-style-name="Policepardéfaut" style:family="text">
      <style:text-properties fo:font-weight="bold" style:font-weight-asian="bold" style:font-weight-complex="bold"/>
    </style:style>
    <style:style style:name="P77" style:parent-style-name="Normal" style:list-style-name="LFO10" style:family="paragraph"/>
    <style:style style:name="T78" style:parent-style-name="Policepardéfaut" style:family="text">
      <style:text-properties fo:font-weight="bold" style:font-weight-asian="bold" style:font-weight-complex="bold"/>
    </style:style>
    <style:style style:name="P79" style:parent-style-name="Normal" style:list-style-name="LFO10" style:family="paragraph"/>
    <style:style style:name="T80" style:parent-style-name="Policepardéfaut" style:family="text">
      <style:text-properties fo:font-weight="bold" style:font-weight-asian="bold" style:font-weight-complex="bold"/>
    </style:style>
    <style:style style:name="P81" style:parent-style-name="Normal" style:list-style-name="LFO10" style:family="paragraph"/>
    <style:style style:name="T82" style:parent-style-name="Policepardéfaut" style:family="text">
      <style:text-properties fo:font-weight="bold" style:font-weight-asian="bold" style:font-weight-complex="bold"/>
    </style:style>
    <style:style style:name="P83" style:parent-style-name="Normal" style:list-style-name="LFO10" style:family="paragraph"/>
    <style:style style:name="T84" style:parent-style-name="Policepardéfaut" style:family="text">
      <style:text-properties fo:font-weight="bold" style:font-weight-asian="bold" style:font-weight-complex="bold"/>
    </style:style>
    <style:style style:name="P85" style:parent-style-name="Normal" style:list-style-name="LFO10" style:family="paragraph"/>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list-style-name="LFO11" style:family="paragraph"/>
    <style:style style:name="P89" style:parent-style-name="Normal" style:list-style-name="LFO11" style:family="paragraph"/>
    <style:style style:name="P90" style:parent-style-name="Normal" style:list-style-name="LFO11" style:family="paragraph"/>
    <style:style style:name="P91" style:parent-style-name="Normal" style:family="paragraph">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P93" style:parent-style-name="Normal" style:list-style-name="LFO12" style:family="paragraph"/>
    <style:style style:name="P94" style:parent-style-name="Normal" style:list-style-name="LFO12" style:family="paragraph"/>
    <style:style style:name="P95" style:parent-style-name="Normal" style:list-style-name="LFO12" style:family="paragraph"/>
    <style:style style:name="P96" style:parent-style-name="Normal" style:list-style-name="LFO12" style:family="paragraph"/>
    <style:style style:name="T97" style:parent-style-name="Policepardéfaut" style:family="text">
      <style:text-properties fo:font-weight="bold" style:font-weight-asian="bold" style:font-weight-complex="bold"/>
    </style:style>
    <style:style style:name="P98" style:parent-style-name="Normal" style:list-style-name="LFO13" style:family="paragraph"/>
    <style:style style:name="P99" style:parent-style-name="Normal" style:list-style-name="LFO13" style:family="paragraph"/>
    <style:style style:name="P100" style:parent-style-name="Normal" style:list-style-name="LFO13" style:family="paragraph"/>
    <style:style style:name="P101" style:parent-style-name="Normal" style:list-style-name="LFO13" style:family="paragraph"/>
    <style:style style:name="P102" style:parent-style-name="Normal" style:list-style-name="LFO13" style:family="paragraph"/>
    <style:style style:name="P103" style:parent-style-name="Normal" style:list-style-name="LFO13" style:family="paragraph"/>
    <style:style style:name="P104" style:parent-style-name="Normal" style:list-style-name="LFO13" style:family="paragraph"/>
    <style:style style:name="T105" style:parent-style-name="Policepardéfaut" style:family="text">
      <style:text-properties fo:font-weight="bold" style:font-weight-asian="bold" style:font-weight-complex="bold"/>
    </style:style>
    <style:style style:name="P106" style:parent-style-name="Normal" style:list-style-name="LFO14" style:family="paragraph"/>
    <style:style style:name="P107" style:parent-style-name="Normal" style:list-style-name="LFO14" style:family="paragraph"/>
    <style:style style:name="P108" style:parent-style-name="Normal" style:list-style-name="LFO14" style:family="paragraph"/>
    <style:style style:name="P109" style:parent-style-name="Normal" style:family="paragraph">
      <style:text-properties fo:font-weight="bold" style:font-weight-asian="bold" style:font-weight-complex="bold"/>
    </style:style>
    <style:style style:name="T110" style:parent-style-name="Policepardéfaut" style:family="text">
      <style:text-properties fo:font-weight="bold" style:font-weight-asian="bold" style:font-weight-complex="bold"/>
    </style:style>
    <style:style style:name="P111" style:parent-style-name="Normal" style:list-style-name="LFO15" style:family="paragraph"/>
    <style:style style:name="P112" style:parent-style-name="Normal" style:list-style-name="LFO15" style:family="paragraph"/>
    <style:style style:name="P113" style:parent-style-name="Normal" style:list-style-name="LFO15" style:family="paragraph"/>
    <style:style style:name="P114" style:parent-style-name="Normal" style:list-style-name="LFO15" style:family="paragraph"/>
    <style:style style:name="P115" style:parent-style-name="Normal" style:list-style-name="LFO15" style:family="paragraph"/>
    <style:style style:name="P116" style:parent-style-name="Normal" style:family="paragraph">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T118" style:parent-style-name="Policepardéfaut" style:family="text">
      <style:text-properties fo:font-weight="bold" style:font-weight-asian="bold" style:font-weight-complex="bold"/>
    </style:style>
    <style:style style:name="P119" style:parent-style-name="Normal" style:list-style-name="LFO16" style:family="paragraph"/>
    <style:style style:name="P120" style:parent-style-name="Normal" style:list-style-name="LFO16" style:family="paragraph"/>
    <style:style style:name="P121" style:parent-style-name="Normal" style:list-style-name="LFO16" style:family="paragraph"/>
    <style:style style:name="P122" style:parent-style-name="Normal" style:list-style-name="LFO16" style:family="paragraph"/>
    <style:style style:name="T123" style:parent-style-name="Policepardéfaut" style:family="text">
      <style:text-properties fo:font-weight="bold" style:font-weight-asian="bold" style:font-weight-complex="bold"/>
    </style:style>
    <style:style style:name="P124" style:parent-style-name="Normal" style:list-style-name="LFO17" style:family="paragraph">
      <style:text-properties fo:language="en" fo:country="GB"/>
    </style:style>
    <style:style style:name="P125" style:parent-style-name="Normal" style:list-style-name="LFO17" style:family="paragraph"/>
    <style:style style:name="P126" style:parent-style-name="Normal" style:list-style-name="LFO17" style:family="paragraph"/>
    <style:style style:name="P127" style:parent-style-name="Normal" style:list-style-name="LFO17" style:family="paragraph"/>
    <style:style style:name="P128" style:parent-style-name="Normal" style:family="paragraph">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P130" style:parent-style-name="Normal" style:list-style-name="LFO18" style:family="paragraph"/>
    <style:style style:name="P131" style:parent-style-name="Normal" style:list-style-name="LFO18" style:family="paragraph"/>
    <style:style style:name="P132" style:parent-style-name="Normal" style:list-style-name="LFO18" style:family="paragraph"/>
    <style:style style:name="P133" style:parent-style-name="Normal" style:list-style-name="LFO18" style:family="paragraph"/>
    <style:style style:name="T134" style:parent-style-name="Policepardéfaut" style:family="text">
      <style:text-properties fo:font-weight="bold" style:font-weight-asian="bold" style:font-weight-complex="bold"/>
    </style:style>
    <style:style style:name="P135" style:parent-style-name="Normal" style:list-style-name="LFO19" style:family="paragraph"/>
    <style:style style:name="T136" style:parent-style-name="Policepardéfaut" style:family="text">
      <style:text-properties fo:font-weight="bold" style:font-weight-asian="bold" style:font-weight-complex="bold"/>
    </style:style>
    <style:style style:name="P137" style:parent-style-name="Normal" style:list-style-name="LFO19" style:family="paragraph"/>
    <style:style style:name="T138" style:parent-style-name="Policepardéfaut" style:family="text">
      <style:text-properties fo:font-weight="bold" style:font-weight-asian="bold" style:font-weight-complex="bold"/>
    </style:style>
    <style:style style:name="P139" style:parent-style-name="Normal" style:list-style-name="LFO19" style:family="paragraph"/>
    <style:style style:name="T140" style:parent-style-name="Policepardéfaut" style:family="text">
      <style:text-properties fo:font-weight="bold" style:font-weight-asian="bold" style:font-weight-complex="bold"/>
    </style:style>
    <style:style style:name="P141" style:parent-style-name="Normal" style:list-style-name="LFO19" style:family="paragraph"/>
    <style:style style:name="T142" style:parent-style-name="Policepardéfaut" style:family="text">
      <style:text-properties fo:font-weight="bold" style:font-weight-asian="bold" style:font-weight-complex="bold"/>
    </style:style>
    <style:style style:name="P143" style:parent-style-name="Normal" style:list-style-name="LFO19" style:family="paragraph"/>
    <style:style style:name="T144" style:parent-style-name="Policepardéfaut" style:family="text">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list-style-name="LFO20" style:family="paragraph"/>
    <style:style style:name="P147" style:parent-style-name="Normal" style:list-style-name="LFO20" style:family="paragraph"/>
    <style:style style:name="P148" style:parent-style-name="Normal" style:list-style-name="LFO20" style:family="paragraph"/>
    <style:style style:name="P149" style:parent-style-name="Normal" style:list-style-name="LFO20" style:family="paragraph"/>
    <style:style style:name="P150" style:parent-style-name="Normal" style:family="paragraph">
      <style:text-properties fo:font-weight="bold" style:font-weight-asian="bold" style:font-weight-complex="bold"/>
    </style:style>
    <style:style style:name="P151" style:parent-style-name="Normal" style:family="paragraph">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P153" style:parent-style-name="Normal" style:list-style-name="LFO21" style:family="paragraph"/>
    <style:style style:name="P154" style:parent-style-name="Normal" style:list-style-name="LFO21" style:family="paragraph"/>
    <style:style style:name="P155" style:parent-style-name="Normal" style:list-style-name="LFO21" style:family="paragraph"/>
    <style:style style:name="P156" style:parent-style-name="Normal" style:list-style-name="LFO21" style:family="paragraph"/>
    <style:style style:name="T157" style:parent-style-name="Policepardéfaut" style:family="text">
      <style:text-properties fo:font-weight="bold" style:font-weight-asian="bold" style:font-weight-complex="bold"/>
    </style:style>
    <style:style style:name="P158" style:parent-style-name="Normal" style:list-style-name="LFO22" style:family="paragraph"/>
    <style:style style:name="P159" style:parent-style-name="Normal" style:list-style-name="LFO22" style:family="paragraph"/>
    <style:style style:name="P160" style:parent-style-name="Normal" style:list-style-name="LFO22" style:family="paragraph"/>
    <style:style style:name="P161" style:parent-style-name="Normal" style:list-style-name="LFO22" style:family="paragraph"/>
    <style:style style:name="T162" style:parent-style-name="Policepardéfaut" style:family="text">
      <style:text-properties fo:font-weight="bold" style:font-weight-asian="bold" style:font-weight-complex="bold"/>
    </style:style>
    <style:style style:name="P163" style:parent-style-name="Normal" style:list-style-name="LFO23" style:family="paragraph"/>
    <style:style style:name="P164" style:parent-style-name="Normal" style:list-style-name="LFO23" style:family="paragraph"/>
    <style:style style:name="P165" style:parent-style-name="Normal" style:list-style-name="LFO23" style:family="paragraph"/>
    <style:style style:name="P166" style:parent-style-name="Normal" style:list-style-name="LFO23" style:family="paragraph"/>
    <style:style style:name="P167" style:parent-style-name="Normal" style:family="paragraph">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list-style-name="LFO24" style:family="paragraph"/>
    <style:style style:name="P170" style:parent-style-name="Normal" style:list-style-name="LFO24" style:family="paragraph"/>
    <style:style style:name="P171" style:parent-style-name="Normal" style:list-style-name="LFO24" style:family="paragraph"/>
    <style:style style:name="P172" style:parent-style-name="Normal" style:list-style-name="LFO24" style:family="paragraph"/>
    <style:style style:name="P173" style:parent-style-name="Normal" style:family="paragraph">
      <style:text-properties fo:font-weight="bold" style:font-weight-asian="bold" style:font-weight-complex="bold"/>
    </style:style>
    <style:style style:name="P174" style:parent-style-name="Normal" style:family="paragraph">
      <style:text-properties fo:font-weight="bold" style:font-weight-asian="bold" style:font-weight-complex="bold"/>
    </style:style>
    <style:style style:name="P175" style:parent-style-name="Normal" style:list-style-name="LFO25" style:family="paragraph"/>
    <style:style style:name="T176" style:parent-style-name="Policepardéfaut" style:family="text">
      <style:text-properties fo:font-weight="bold" style:font-weight-asian="bold" style:font-weight-complex="bold"/>
    </style:style>
    <style:style style:name="P177" style:parent-style-name="Normal" style:list-style-name="LFO25" style:family="paragraph"/>
    <style:style style:name="T178" style:parent-style-name="Policepardéfaut" style:family="text">
      <style:text-properties fo:font-weight="bold" style:font-weight-asian="bold" style:font-weight-complex="bold"/>
    </style:style>
    <style:style style:name="P179" style:parent-style-name="Normal" style:list-style-name="LFO25" style:family="paragraph"/>
    <style:style style:name="T180" style:parent-style-name="Policepardéfaut" style:family="text">
      <style:text-properties fo:font-weight="bold" style:font-weight-asian="bold" style:font-weight-complex="bold"/>
    </style:style>
    <style:style style:name="P181" style:parent-style-name="Normal" style:list-style-name="LFO25" style:family="paragraph"/>
    <style:style style:name="T182" style:parent-style-name="Policepardéfaut" style:family="text">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name="T184" style:parent-style-name="Policepardéfaut" style:family="text">
      <style:text-properties fo:font-weight="bold" style:font-weight-asian="bold" style:font-weight-complex="bold"/>
    </style:style>
    <style:style style:name="P185" style:parent-style-name="Normal" style:list-style-name="LFO26" style:family="paragraph"/>
    <style:style style:name="P186" style:parent-style-name="Normal" style:list-style-name="LFO26" style:family="paragraph"/>
    <style:style style:name="P187" style:parent-style-name="Normal" style:list-style-name="LFO26" style:family="paragraph"/>
    <style:style style:name="P188" style:parent-style-name="Normal" style:list-style-name="LFO26" style:family="paragraph"/>
    <style:style style:name="T189" style:parent-style-name="Policepardéfaut" style:family="text">
      <style:text-properties fo:font-weight="bold" style:font-weight-asian="bold" style:font-weight-complex="bold"/>
    </style:style>
    <style:style style:name="P190" style:parent-style-name="Normal" style:list-style-name="LFO27" style:family="paragraph"/>
    <style:style style:name="P191" style:parent-style-name="Normal" style:list-style-name="LFO27" style:family="paragraph"/>
    <style:style style:name="P192" style:parent-style-name="Normal" style:list-style-name="LFO27" style:family="paragraph"/>
    <style:style style:name="P193" style:parent-style-name="Normal" style:list-style-name="LFO27" style:family="paragraph"/>
    <style:style style:name="P194" style:parent-style-name="Normal" style:family="paragraph">
      <style:text-properties fo:font-weight="bold" style:font-weight-asian="bold" style:font-weight-complex="bold"/>
    </style:style>
    <style:style style:name="P195" style:parent-style-name="Normal" style:family="paragraph">
      <style:text-properties fo:font-weight="bold" style:font-weight-asian="bold" style:font-weight-complex="bold"/>
    </style:style>
    <style:style style:name="P196" style:parent-style-name="Normal" style:family="paragraph">
      <style:text-properties fo:font-weight="bold" style:font-weight-asian="bold" style:font-weight-complex="bold"/>
    </style:style>
    <style:style style:name="T197" style:parent-style-name="Policepardéfaut" style:family="text">
      <style:text-properties style:font-name="MS Gothic" style:font-name-asian="MS Gothic" style:font-name-complex="MS Gothic"/>
    </style:style>
    <style:style style:name="T198" style:parent-style-name="Policepardéfaut" style:family="text">
      <style:text-properties style:font-name="Calibri" style:font-name-complex="Calibri"/>
    </style:style>
    <style:style style:name="T199" style:parent-style-name="Policepardéfaut" style:family="text">
      <style:text-properties style:font-name="MS Gothic" style:font-name-asian="MS Gothic" style:font-name-complex="MS Gothic"/>
    </style:style>
    <style:style style:name="T200" style:parent-style-name="Policepardéfaut" style:family="text">
      <style:text-properties style:font-name="Calibri" style:font-name-complex="Calibri"/>
    </style:style>
    <style:style style:name="T201" style:parent-style-name="Policepardéfaut" style:family="text">
      <style:text-properties style:font-name="Calibri" style:font-name-complex="Calibri"/>
    </style:style>
    <style:style style:name="T202" style:parent-style-name="Policepardéfaut" style:family="text">
      <style:text-properties style:font-name="MS Gothic" style:font-name-asian="MS Gothic" style:font-name-complex="MS Gothic"/>
    </style:style>
    <style:style style:name="T203" style:parent-style-name="Policepardéfaut" style:family="text">
      <style:text-properties style:font-name="Calibri" style:font-name-complex="Calibri"/>
    </style:style>
    <style:style style:name="T204" style:parent-style-name="Policepardéfaut" style:family="text">
      <style:text-properties style:font-name="Calibri" style:font-name-complex="Calibri"/>
    </style:style>
    <style:style style:name="T205" style:parent-style-name="Policepardéfaut" style:family="text">
      <style:text-properties style:font-name="MS Gothic" style:font-name-asian="MS Gothic" style:font-name-complex="MS Gothic"/>
    </style:style>
    <style:style style:name="T206" style:parent-style-name="Policepardéfaut" style:family="text">
      <style:text-properties style:font-name="Calibri" style:font-name-complex="Calibri"/>
    </style:style>
    <style:style style:name="T207" style:parent-style-name="Policepardéfaut" style:family="text">
      <style:text-properties style:font-name="MS Gothic" style:font-name-asian="MS Gothic" style:font-name-complex="MS Gothic"/>
    </style:style>
    <style:style style:name="T208" style:parent-style-name="Policepardéfaut" style:family="text">
      <style:text-properties style:font-name="Calibri" style:font-name-complex="Calibri"/>
    </style:style>
    <style:style style:name="T209" style:parent-style-name="Policepardéfaut" style:family="text">
      <style:text-properties style:font-name="MS Gothic" style:font-name-asian="MS Gothic" style:font-name-complex="MS Gothic"/>
    </style:style>
    <style:style style:name="T210" style:parent-style-name="Policepardéfaut" style:family="text">
      <style:text-properties style:font-name="Calibri" style:font-name-complex="Calibri"/>
    </style:style>
    <style:style style:name="T211" style:parent-style-name="Policepardéfaut" style:family="text">
      <style:text-properties style:font-name="Calibri" style:font-name-complex="Calibri"/>
    </style:style>
    <style:style style:name="T212" style:parent-style-name="Policepardéfaut" style:family="text">
      <style:text-properties style:font-name="MS Gothic" style:font-name-asian="MS Gothic" style:font-name-complex="MS Gothic"/>
    </style:style>
    <style:style style:name="T213" style:parent-style-name="Policepardéfaut" style:family="text">
      <style:text-properties style:font-name="Calibri" style:font-name-complex="Calibri"/>
    </style:style>
    <style:style style:name="T214" style:parent-style-name="Policepardéfaut" style:family="text">
      <style:text-properties style:font-name="MS Gothic" style:font-name-asian="MS Gothic" style:font-name-complex="MS Gothic"/>
    </style:style>
    <style:style style:name="T215" style:parent-style-name="Policepardéfaut" style:family="text">
      <style:text-properties style:font-name="Calibri" style:font-name-complex="Calibri"/>
    </style:style>
    <style:style style:name="T216" style:parent-style-name="Policepardéfaut" style:family="text">
      <style:text-properties style:font-name="MS Gothic" style:font-name-asian="MS Gothic" style:font-name-complex="MS Gothic"/>
    </style:style>
    <style:style style:name="T217" style:parent-style-name="Policepardéfaut" style:family="text">
      <style:text-properties style:font-name="Calibri" style:font-name-complex="Calibri"/>
    </style:style>
    <style:style style:name="P218" style:parent-style-name="Normal" style:family="paragraph">
      <style:text-properties fo:font-weight="bold" style:font-weight-asian="bold" style:font-weight-complex="bold"/>
    </style:style>
    <style:style style:name="T219" style:parent-style-name="Policepardéfaut" style:family="text">
      <style:text-properties fo:font-weight="bold" style:font-weight-asian="bold" style:font-weight-complex="bold"/>
    </style:style>
    <style:style style:name="P220" style:parent-style-name="Normal" style:list-style-name="LFO28" style:family="paragraph"/>
    <style:style style:name="P221" style:parent-style-name="Normal" style:list-style-name="LFO28" style:family="paragraph"/>
    <style:style style:name="P222" style:parent-style-name="Normal" style:list-style-name="LFO28" style:family="paragraph"/>
    <style:style style:name="P223" style:parent-style-name="Normal" style:list-style-name="LFO28" style:family="paragraph"/>
    <style:style style:name="P224" style:parent-style-name="Normal" style:list-style-name="LFO28" style:family="paragraph"/>
    <style:style style:name="P225" style:parent-style-name="Normal" style:list-style-name="LFO28" style:family="paragraph"/>
    <style:style style:name="P226" style:parent-style-name="Normal" style:list-style-name="LFO28" style:family="paragraph"/>
    <style:style style:name="P227" style:parent-style-name="Normal" style:family="paragraph">
      <style:text-properties fo:font-weight="bold" style:font-weight-asian="bold" style:font-weight-complex="bold"/>
    </style:style>
    <style:style style:name="P228" style:parent-style-name="Normal" style:family="paragraph">
      <style:text-properties fo:font-weight="bold" style:font-weight-asian="bold" style:font-weight-complex="bold"/>
    </style:style>
    <style:style style:name="P229" style:parent-style-name="Normal" style:list-style-name="LFO29" style:family="paragraph"/>
    <style:style style:name="T230" style:parent-style-name="Policepardéfaut" style:family="text">
      <style:text-properties fo:font-weight="bold" style:font-weight-asian="bold" style:font-weight-complex="bold"/>
    </style:style>
    <style:style style:name="P231" style:parent-style-name="Normal" style:list-style-name="LFO29" style:family="paragraph"/>
    <style:style style:name="T232" style:parent-style-name="Policepardéfaut" style:family="text">
      <style:text-properties fo:font-weight="bold" style:font-weight-asian="bold" style:font-weight-complex="bold"/>
    </style:style>
    <style:style style:name="P233" style:parent-style-name="Normal" style:list-style-name="LFO29" style:family="paragraph"/>
    <style:style style:name="T234" style:parent-style-name="Policepardéfaut" style:family="text">
      <style:text-properties fo:font-weight="bold" style:font-weight-asian="bold" style:font-weight-complex="bold"/>
    </style:style>
    <style:style style:name="P235" style:parent-style-name="Normal" style:list-style-name="LFO29" style:family="paragraph"/>
    <style:style style:name="T236" style:parent-style-name="Policepardéfaut" style:family="text">
      <style:text-properties fo:font-weight="bold" style:font-weight-asian="bold" style:font-weight-complex="bold"/>
    </style:style>
    <style:style style:name="P237" style:parent-style-name="Normal" style:list-style-name="LFO29" style:family="paragraph"/>
    <style:style style:name="T238" style:parent-style-name="Policepardéfaut" style:family="text">
      <style:text-properties fo:font-weight="bold" style:font-weight-asian="bold" style:font-weight-complex="bold"/>
    </style:style>
    <style:style style:name="P239" style:parent-style-name="Normal" style:family="paragraph">
      <style:text-properties fo:font-weight="bold" style:font-weight-asian="bold" style:font-weight-complex="bold"/>
    </style:style>
    <style:style style:name="T240" style:parent-style-name="Policepardéfaut" style:family="text">
      <style:text-properties fo:font-weight="bold" style:font-weight-asian="bold" style:font-weight-complex="bold"/>
    </style:style>
    <style:style style:name="P241" style:parent-style-name="Normal" style:list-style-name="LFO30" style:family="paragraph"/>
    <style:style style:name="P242" style:parent-style-name="Normal" style:list-style-name="LFO30" style:family="paragraph"/>
    <style:style style:name="P243" style:parent-style-name="Normal" style:list-style-name="LFO30" style:family="paragraph"/>
    <style:style style:name="P244" style:parent-style-name="Normal" style:list-style-name="LFO30" style:family="paragraph"/>
    <style:style style:name="P245" style:parent-style-name="Normal" style:list-style-name="LFO30" style:family="paragraph"/>
    <style:style style:name="T246" style:parent-style-name="Policepardéfaut" style:family="text">
      <style:text-properties fo:font-weight="bold" style:font-weight-asian="bold" style:font-weight-complex="bold"/>
    </style:style>
    <style:style style:name="P247" style:parent-style-name="Normal" style:list-style-name="LFO31" style:family="paragraph"/>
    <style:style style:name="P248" style:parent-style-name="Normal" style:list-style-name="LFO31" style:family="paragraph"/>
    <style:style style:name="P249" style:parent-style-name="Normal" style:list-style-name="LFO31" style:family="paragraph"/>
    <style:style style:name="P250" style:parent-style-name="Normal" style:list-style-name="LFO31" style:family="paragraph"/>
    <style:style style:name="P251" style:parent-style-name="Normal" style:family="paragraph">
      <style:text-properties fo:font-weight="bold" style:font-weight-asian="bold" style:font-weight-complex="bold"/>
    </style:style>
    <style:style style:name="P252" style:parent-style-name="Normal" style:family="paragraph">
      <style:text-properties fo:font-weight="bold" style:font-weight-asian="bold" style:font-weight-complex="bold"/>
    </style:style>
    <style:style style:name="P253" style:parent-style-name="Normal" style:family="paragraph">
      <style:text-properties fo:font-weight="bold" style:font-weight-asian="bold" style:font-weight-complex="bold"/>
    </style:style>
    <style:style style:name="T254" style:parent-style-name="Policepardéfaut" style:family="text">
      <style:text-properties fo:font-weight="bold" style:font-weight-asian="bold" style:font-weight-complex="bold"/>
    </style:style>
    <style:style style:name="P255" style:parent-style-name="Normal" style:list-style-name="LFO32" style:family="paragraph"/>
    <style:style style:name="P256" style:parent-style-name="Normal" style:list-style-name="LFO32" style:family="paragraph"/>
    <style:style style:name="P257" style:parent-style-name="Normal" style:list-style-name="LFO32" style:family="paragraph"/>
    <style:style style:name="P258" style:parent-style-name="Normal" style:list-style-name="LFO32" style:family="paragraph"/>
    <style:style style:name="P259" style:parent-style-name="Normal" style:list-style-name="LFO32" style:family="paragraph"/>
    <style:style style:name="T260" style:parent-style-name="Policepardéfaut" style:family="text">
      <style:text-properties fo:font-weight="bold" style:font-weight-asian="bold" style:font-weight-complex="bold"/>
    </style:style>
    <style:style style:name="P261" style:parent-style-name="Normal" style:list-style-name="LFO33" style:family="paragraph"/>
    <style:style style:name="P262" style:parent-style-name="Normal" style:list-style-name="LFO33" style:family="paragraph"/>
    <style:style style:name="P263" style:parent-style-name="Normal" style:list-style-name="LFO33" style:family="paragraph"/>
    <style:style style:name="P264" style:parent-style-name="Normal" style:family="paragraph">
      <style:text-properties fo:font-weight="bold" style:font-weight-asian="bold" style:font-weight-complex="bold"/>
    </style:style>
    <style:style style:name="P265" style:parent-style-name="Normal" style:family="paragraph">
      <style:text-properties fo:font-weight="bold" style:font-weight-asian="bold" style:font-weight-complex="bold"/>
    </style:style>
    <style:style style:name="P266" style:parent-style-name="Normal" style:family="paragraph">
      <style:text-properties fo:font-weight="bold" style:font-weight-asian="bold" style:font-weight-complex="bold"/>
    </style:style>
    <style:style style:name="T267" style:parent-style-name="Policepardéfaut" style:family="text">
      <style:text-properties fo:font-weight="bold" style:font-weight-asian="bold" style:font-weight-complex="bold"/>
    </style:style>
    <style:style style:name="P268" style:parent-style-name="Normal" style:list-style-name="LFO34" style:family="paragraph"/>
    <style:style style:name="P269" style:parent-style-name="Normal" style:list-style-name="LFO34" style:family="paragraph"/>
    <style:style style:name="P270" style:parent-style-name="Normal" style:list-style-name="LFO34" style:family="paragraph"/>
    <style:style style:name="P271" style:parent-style-name="Normal" style:list-style-name="LFO34" style:family="paragraph"/>
    <style:style style:name="T272" style:parent-style-name="Policepardéfaut" style:family="text">
      <style:text-properties fo:font-weight="bold" style:font-weight-asian="bold" style:font-weight-complex="bold"/>
    </style:style>
    <style:style style:name="P273" style:parent-style-name="Normal" style:list-style-name="LFO35" style:family="paragraph"/>
    <style:style style:name="P274" style:parent-style-name="Normal" style:list-style-name="LFO35" style:family="paragraph"/>
    <style:style style:name="P275" style:parent-style-name="Normal" style:list-style-name="LFO35" style:family="paragraph"/>
    <style:style style:name="P276" style:parent-style-name="Normal" style:list-style-name="LFO35" style:family="paragraph"/>
    <style:style style:name="P277" style:parent-style-name="Normal" style:list-style-name="LFO35" style:family="paragraph"/>
    <style:style style:name="P278" style:parent-style-name="Normal" style:family="paragraph">
      <style:text-properties fo:font-weight="bold" style:font-weight-asian="bold" style:font-weight-complex="bold"/>
    </style:style>
    <style:style style:name="P279" style:parent-style-name="Normal" style:list-style-name="LFO36" style:family="paragraph"/>
    <style:style style:name="T280" style:parent-style-name="Policepardéfaut" style:family="text">
      <style:text-properties fo:font-weight="bold" style:font-weight-asian="bold" style:font-weight-complex="bold"/>
    </style:style>
    <style:style style:name="P281" style:parent-style-name="Normal" style:list-style-name="LFO36" style:family="paragraph"/>
    <style:style style:name="T282" style:parent-style-name="Policepardéfaut" style:family="text">
      <style:text-properties fo:font-weight="bold" style:font-weight-asian="bold" style:font-weight-complex="bold"/>
    </style:style>
    <style:style style:name="P283" style:parent-style-name="Normal" style:list-style-name="LFO36" style:family="paragraph"/>
    <style:style style:name="T284" style:parent-style-name="Policepardéfaut" style:family="text">
      <style:text-properties fo:font-weight="bold" style:font-weight-asian="bold" style:font-weight-complex="bold"/>
    </style:style>
    <style:style style:name="P285" style:parent-style-name="Normal" style:family="paragraph">
      <style:text-properties fo:font-weight="bold" style:font-weight-asian="bold" style:font-weight-complex="bold"/>
    </style:style>
    <style:style style:name="P286" style:parent-style-name="Normal" style:list-style-name="LFO37" style:family="paragraph"/>
    <style:style style:name="P287" style:parent-style-name="Normal" style:list-style-name="LFO37" style:family="paragraph"/>
    <style:style style:name="P288" style:parent-style-name="Normal" style:list-style-name="LFO37" style:family="paragraph"/>
    <style:style style:name="P289" style:parent-style-name="Normal" style:family="paragraph">
      <style:text-properties fo:font-weight="bold" style:font-weight-asian="bold" style:font-weight-complex="bold"/>
    </style:style>
    <style:style style:name="P290" style:parent-style-name="Normal" style:family="paragraph">
      <style:text-properties fo:font-weight="bold" style:font-weight-asian="bold" style:font-weight-complex="bold"/>
    </style:style>
    <style:style style:name="T291" style:parent-style-name="Policepardéfaut" style:family="text">
      <style:text-properties fo:font-weight="bold" style:font-weight-asian="bold" style:font-weight-complex="bold"/>
    </style:style>
    <style:style style:name="T292" style:parent-style-name="Policepardéfaut" style:family="text">
      <style:text-properties style:font-name="MS Gothic" style:font-name-asian="MS Gothic" style:font-name-complex="MS Gothic"/>
    </style:style>
    <style:style style:name="T293" style:parent-style-name="Policepardéfaut" style:family="text">
      <style:text-properties style:font-name="Calibri" style:font-name-complex="Calibri"/>
    </style:style>
    <style:style style:name="T294" style:parent-style-name="Policepardéfaut" style:family="text">
      <style:text-properties style:font-name="MS Gothic" style:font-name-asian="MS Gothic" style:font-name-complex="MS Gothic"/>
    </style:style>
    <style:style style:name="T295" style:parent-style-name="Policepardéfaut" style:family="text">
      <style:text-properties style:font-name="Calibri" style:font-name-complex="Calibri"/>
    </style:style>
    <style:style style:name="T296" style:parent-style-name="Policepardéfaut" style:family="text">
      <style:text-properties style:font-name="MS Gothic" style:font-name-asian="MS Gothic" style:font-name-complex="MS Gothic"/>
    </style:style>
    <style:style style:name="T297" style:parent-style-name="Policepardéfaut" style:family="text">
      <style:text-properties style:font-name="Calibri" style:font-name-complex="Calibri"/>
    </style:style>
    <style:style style:name="T298" style:parent-style-name="Policepardéfaut" style:family="text">
      <style:text-properties style:font-name="MS Gothic" style:font-name-asian="MS Gothic" style:font-name-complex="MS Gothic"/>
    </style:style>
    <style:style style:name="T299" style:parent-style-name="Policepardéfaut" style:family="text">
      <style:text-properties style:font-name="MS Gothic" style:font-name-asian="MS Gothic" style:font-name-complex="MS Gothic"/>
    </style:style>
    <style:style style:name="T300" style:parent-style-name="Policepardéfaut" style:family="text">
      <style:text-properties style:font-name="Calibri" style:font-name-complex="Calibri"/>
    </style:style>
    <style:style style:name="T301" style:parent-style-name="Policepardéfaut" style:family="text">
      <style:text-properties style:font-name="MS Gothic" style:font-name-asian="MS Gothic" style:font-name-complex="MS Gothic"/>
    </style:style>
    <style:style style:name="T302" style:parent-style-name="Policepardéfaut" style:family="text">
      <style:text-properties style:font-name="Calibri" style:font-name-complex="Calibri"/>
    </style:style>
    <style:style style:name="T303" style:parent-style-name="Policepardéfaut" style:family="text">
      <style:text-properties style:font-name="MS Gothic" style:font-name-asian="MS Gothic" style:font-name-complex="MS Gothic"/>
    </style:style>
    <style:style style:name="T304" style:parent-style-name="Policepardéfaut" style:family="text">
      <style:text-properties style:font-name="Calibri" style:font-name-complex="Calibri"/>
    </style:style>
    <style:style style:name="T305" style:parent-style-name="Policepardéfaut" style:family="text">
      <style:text-properties style:font-name="MS Gothic" style:font-name-asian="MS Gothic" style:font-name-complex="MS Gothic"/>
    </style:style>
    <style:style style:name="T306" style:parent-style-name="Policepardéfaut" style:family="text">
      <style:text-properties fo:font-weight="bold" style:font-weight-asian="bold" style:font-weight-complex="bold"/>
    </style:style>
    <style:style style:name="P307" style:parent-style-name="Normal" style:list-style-name="LFO38" style:family="paragraph"/>
    <style:style style:name="P308" style:parent-style-name="Normal" style:list-style-name="LFO38" style:family="paragraph"/>
    <style:style style:name="P309" style:parent-style-name="Normal" style:list-style-name="LFO38" style:family="paragraph"/>
    <style:style style:name="T310" style:parent-style-name="Policepardéfaut" style:family="text">
      <style:text-properties fo:font-weight="bold" style:font-weight-asian="bold" style:font-weight-complex="bold"/>
    </style:style>
    <style:style style:name="P311" style:parent-style-name="Normal" style:list-style-name="LFO39" style:family="paragraph"/>
    <style:style style:name="P312" style:parent-style-name="Normal" style:list-style-name="LFO39" style:family="paragraph"/>
    <style:style style:name="P313" style:parent-style-name="Normal" style:list-style-name="LFO39" style:family="paragraph"/>
    <style:style style:name="P314" style:parent-style-name="Normal" style:family="paragraph">
      <style:text-properties fo:font-weight="bold" style:font-weight-asian="bold" style:font-weight-complex="bold"/>
    </style:style>
    <style:style style:name="T315" style:parent-style-name="Policepardéfaut" style:family="text">
      <style:text-properties fo:font-weight="bold" style:font-weight-asian="bold" style:font-weight-complex="bold"/>
    </style:style>
    <style:style style:name="P316" style:parent-style-name="Normal" style:list-style-name="LFO40" style:family="paragraph"/>
    <style:style style:name="P317" style:parent-style-name="Normal" style:list-style-name="LFO40" style:family="paragraph"/>
    <style:style style:name="P318" style:parent-style-name="Normal" style:list-style-name="LFO40" style:family="paragraph"/>
    <style:style style:name="P319" style:parent-style-name="Normal" style:list-style-name="LFO40" style:family="paragraph"/>
    <style:style style:name="T320" style:parent-style-name="Policepardéfaut" style:family="text">
      <style:text-properties fo:font-weight="bold" style:font-weight-asian="bold" style:font-weight-complex="bold"/>
    </style:style>
    <style:style style:name="P321" style:parent-style-name="Normal" style:list-style-name="LFO41" style:family="paragraph"/>
    <style:style style:name="P322" style:parent-style-name="Normal" style:list-style-name="LFO41" style:family="paragraph"/>
    <style:style style:name="P323" style:parent-style-name="Normal" style:list-style-name="LFO41" style:family="paragraph"/>
    <style:style style:name="P324" style:parent-style-name="Normal" style:list-style-name="LFO41" style:family="paragraph"/>
    <style:style style:name="P325" style:parent-style-name="Normal" style:list-style-name="LFO41" style:family="paragraph"/>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list-style-name="LFO42" style:family="paragraph"/>
    <style:style style:name="T329" style:parent-style-name="Policepardéfaut" style:family="text">
      <style:text-properties fo:font-weight="bold" style:font-weight-asian="bold" style:font-weight-complex="bold"/>
    </style:style>
    <style:style style:name="P330" style:parent-style-name="Normal" style:list-style-name="LFO42" style:family="paragraph"/>
    <style:style style:name="T331" style:parent-style-name="Policepardéfaut" style:family="text">
      <style:text-properties fo:font-weight="bold" style:font-weight-asian="bold" style:font-weight-complex="bold"/>
    </style:style>
    <style:style style:name="P332" style:parent-style-name="Normal" style:list-style-name="LFO42" style:family="paragraph"/>
    <style:style style:name="T333" style:parent-style-name="Policepardéfaut" style:family="text">
      <style:text-properties fo:font-weight="bold" style:font-weight-asian="bold" style:font-weight-complex="bold"/>
    </style:style>
    <style:style style:name="P334" style:parent-style-name="Normal" style:list-style-name="LFO42" style:family="paragraph"/>
    <style:style style:name="T335" style:parent-style-name="Policepardéfaut" style:family="text">
      <style:text-properties fo:font-weight="bold" style:font-weight-asian="bold" style:font-weight-complex="bold"/>
    </style:style>
    <style:style style:name="P336" style:parent-style-name="Normal" style:family="paragraph">
      <style:text-properties fo:font-weight="bold" style:font-weight-asian="bold" style:font-weight-complex="bold"/>
    </style:style>
    <style:style style:name="P337" style:parent-style-name="Normal" style:list-style-name="LFO43" style:family="paragraph"/>
    <style:style style:name="T338" style:parent-style-name="Policepardéfaut" style:family="text">
      <style:text-properties fo:font-weight="bold" style:font-weight-asian="bold" style:font-weight-complex="bold"/>
    </style:style>
    <style:style style:name="P339" style:parent-style-name="Normal" style:list-style-name="LFO43" style:family="paragraph"/>
    <style:style style:name="T340" style:parent-style-name="Policepardéfaut" style:family="text">
      <style:text-properties fo:font-weight="bold" style:font-weight-asian="bold" style:font-weight-complex="bold"/>
    </style:style>
    <style:style style:name="P341" style:parent-style-name="Normal" style:list-style-name="LFO43" style:family="paragraph"/>
    <style:style style:name="T342" style:parent-style-name="Policepardéfaut" style:family="text">
      <style:text-properties fo:font-weight="bold" style:font-weight-asian="bold" style:font-weight-complex="bold"/>
    </style:style>
    <style:style style:name="P343" style:parent-style-name="Normal" style:list-style-name="LFO43" style:family="paragraph"/>
    <style:style style:name="T344" style:parent-style-name="Policepardéfaut" style:family="text">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list-style-name="LFO44" style:family="paragraph"/>
    <style:style style:name="P349" style:parent-style-name="Normal" style:list-style-name="LFO44" style:family="paragraph"/>
    <style:style style:name="P350" style:parent-style-name="Normal" style:list-style-name="LFO44" style:family="paragraph"/>
    <style:style style:name="P351" style:parent-style-name="Normal" style:list-style-name="LFO44" style:family="paragraph"/>
    <style:style style:name="P352" style:parent-style-name="Normal" style:family="paragraph">
      <style:text-properties fo:font-weight="bold" style:font-weight-asian="bold" style:font-weight-complex="bold"/>
    </style:style>
    <style:style style:name="P353" style:parent-style-name="Normal" style:list-style-name="LFO45" style:family="paragraph"/>
    <style:style style:name="P354" style:parent-style-name="Normal" style:list-style-name="LFO45" style:family="paragraph"/>
    <style:style style:name="P355" style:parent-style-name="Normal" style:list-style-name="LFO45" style:family="paragraph"/>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list-style-name="LFO46" style:family="paragraph"/>
    <style:style style:name="P359" style:parent-style-name="Normal" style:list-style-name="LFO46" style:family="paragraph"/>
    <style:style style:name="P360" style:parent-style-name="Normal" style:list-style-name="LFO46" style:family="paragraph"/>
    <style:style style:name="P361" style:parent-style-name="Normal" style:list-style-name="LFO46" style:family="paragraph"/>
    <style:style style:name="P362" style:parent-style-name="Normal" style:family="paragraph">
      <style:text-properties fo:font-weight="bold" style:font-weight-asian="bold" style:font-weight-complex="bold"/>
    </style:style>
    <style:style style:name="P363" style:parent-style-name="Normal" style:list-style-name="LFO47" style:family="paragraph"/>
    <style:style style:name="P364" style:parent-style-name="Normal" style:list-style-name="LFO47" style:family="paragraph"/>
    <style:style style:name="P365" style:parent-style-name="Normal" style:list-style-name="LFO47" style:family="paragraph"/>
    <style:style style:name="P366" style:parent-style-name="Normal" style:list-style-name="LFO47" style:family="paragraph"/>
    <style:style style:name="P367" style:parent-style-name="Normal" style:family="paragraph">
      <style:text-properties fo:font-weight="bold" style:font-weight-asian="bold" style:font-weight-complex="bold"/>
    </style:style>
    <style:style style:name="P368" style:parent-style-name="Normal" style:family="paragraph">
      <style:text-properties fo:font-weight="bold" style:font-weight-asian="bold" style:font-weight-complex="bold"/>
    </style:style>
    <style:style style:name="P369" style:parent-style-name="Normal" style:list-style-name="LFO48" style:family="paragraph"/>
    <style:style style:name="P370" style:parent-style-name="Normal" style:list-style-name="LFO48" style:family="paragraph"/>
    <style:style style:name="P371" style:parent-style-name="Normal" style:list-style-name="LFO48" style:family="paragraph"/>
    <style:style style:name="P372" style:parent-style-name="Normal" style:list-style-name="LFO48" style:family="paragraph"/>
    <style:style style:name="P373" style:parent-style-name="Normal" style:family="paragraph">
      <style:text-properties fo:font-weight="bold" style:font-weight-asian="bold" style:font-weight-complex="bold"/>
    </style:style>
    <style:style style:name="P374" style:parent-style-name="Normal" style:list-style-name="LFO49" style:family="paragraph"/>
    <style:style style:name="P375" style:parent-style-name="Normal" style:list-style-name="LFO49" style:family="paragraph"/>
    <style:style style:name="P376" style:parent-style-name="Normal" style:list-style-name="LFO49" style:family="paragraph"/>
    <style:style style:name="P377" style:parent-style-name="Normal" style:list-style-name="LFO49" style:family="paragraph"/>
    <style:style style:name="P378" style:parent-style-name="Normal" style:family="paragraph">
      <style:text-properties fo:font-weight="bold" style:font-weight-asian="bold" style:font-weight-complex="bold"/>
    </style:style>
    <style:style style:name="P379" style:parent-style-name="Normal" style:family="paragraph">
      <style:text-properties fo:font-weight="bold" style:font-weight-asian="bold" style:font-weight-complex="bold"/>
    </style:style>
    <style:style style:name="P380" style:parent-style-name="Normal" style:list-style-name="LFO50" style:family="paragraph"/>
    <style:style style:name="P381" style:parent-style-name="Normal" style:list-style-name="LFO50" style:family="paragraph"/>
    <style:style style:name="P382" style:parent-style-name="Normal" style:list-style-name="LFO50" style:family="paragraph"/>
    <style:style style:name="P383" style:parent-style-name="Normal" style:list-style-name="LFO50" style:family="paragraph"/>
    <style:style style:name="P384" style:parent-style-name="Normal" style:family="paragraph">
      <style:text-properties fo:font-weight="bold" style:font-weight-asian="bold" style:font-weight-complex="bold"/>
    </style:style>
    <style:style style:name="P385" style:parent-style-name="Normal" style:list-style-name="LFO51" style:family="paragraph"/>
    <style:style style:name="P386" style:parent-style-name="Normal" style:list-style-name="LFO51" style:family="paragraph"/>
    <style:style style:name="P387" style:parent-style-name="Normal" style:list-style-name="LFO51" style:family="paragraph"/>
    <style:style style:name="P388" style:parent-style-name="Normal" style:list-style-name="LFO51" style:family="paragraph"/>
    <style:style style:name="P389" style:parent-style-name="Normal" style:family="paragraph">
      <style:text-properties fo:font-weight="bold" style:font-weight-asian="bold" style:font-weight-complex="bold"/>
    </style:style>
    <style:style style:name="P390" style:parent-style-name="Normal" style:list-style-name="LFO52" style:family="paragraph"/>
    <style:style style:name="P391" style:parent-style-name="Normal" style:list-style-name="LFO52" style:family="paragraph"/>
    <style:style style:name="P392" style:parent-style-name="Normal" style:list-style-name="LFO52" style:family="paragraph"/>
    <style:style style:name="P393" style:parent-style-name="Normal" style:list-style-name="LFO52" style:family="paragraph"/>
    <style:style style:name="P394" style:parent-style-name="Normal" style:family="paragraph">
      <style:text-properties fo:font-weight="bold" style:font-weight-asian="bold" style:font-weight-complex="bold"/>
    </style:style>
    <style:style style:name="P395" style:parent-style-name="Normal" style:family="paragraph">
      <style:text-properties fo:font-weight="bold" style:font-weight-asian="bold" style:font-weight-complex="bold"/>
    </style:style>
    <style:style style:name="T396" style:parent-style-name="Policepardéfaut" style:family="text">
      <style:text-properties fo:font-weight="bold" style:font-weight-asian="bold" style:font-weight-complex="bold"/>
    </style:style>
    <style:style style:name="P397" style:parent-style-name="Normal" style:list-style-name="LFO53" style:family="paragraph"/>
    <style:style style:name="P398" style:parent-style-name="Normal" style:list-style-name="LFO53" style:family="paragraph"/>
    <style:style style:name="P399" style:parent-style-name="Normal" style:list-style-name="LFO53" style:family="paragraph"/>
    <style:style style:name="P400" style:parent-style-name="Normal" style:list-style-name="LFO53" style:family="paragraph"/>
    <style:style style:name="P401" style:parent-style-name="Normal" style:family="paragraph">
      <style:text-properties fo:font-weight="bold" style:font-weight-asian="bold" style:font-weight-complex="bold"/>
    </style:style>
    <style:style style:name="P402" style:parent-style-name="Normal" style:list-style-name="LFO54" style:family="paragraph"/>
    <style:style style:name="P403" style:parent-style-name="Normal" style:list-style-name="LFO54" style:family="paragraph"/>
    <style:style style:name="P404" style:parent-style-name="Normal" style:list-style-name="LFO54" style:family="paragraph"/>
    <style:style style:name="P405" style:parent-style-name="Normal" style:list-style-name="LFO54" style:family="paragraph"/>
    <style:style style:name="P406" style:parent-style-name="Normal" style:family="paragraph">
      <style:text-properties fo:font-weight="bold" style:font-weight-asian="bold" style:font-weight-complex="bold"/>
    </style:style>
    <style:style style:name="P407" style:parent-style-name="Normal" style:list-style-name="LFO55" style:family="paragraph"/>
    <style:style style:name="P408" style:parent-style-name="Normal" style:list-style-name="LFO55" style:family="paragraph"/>
    <style:style style:name="P409" style:parent-style-name="Normal" style:list-style-name="LFO55" style:family="paragraph"/>
    <style:style style:name="P410" style:parent-style-name="Normal" style:list-style-name="LFO55" style:family="paragraph"/>
    <style:style style:name="P411" style:parent-style-name="Normal" style:family="paragraph">
      <style:text-properties fo:font-weight="bold" style:font-weight-asian="bold" style:font-weight-complex="bold"/>
    </style:style>
    <style:style style:name="P412" style:parent-style-name="Normal" style:family="paragraph">
      <style:text-properties fo:font-weight="bold" style:font-weight-asian="bold" style:font-weight-complex="bold"/>
    </style:style>
    <style:style style:name="T413" style:parent-style-name="Policepardéfaut" style:family="text">
      <style:text-properties fo:font-weight="bold" style:font-weight-asian="bold" style:font-weight-complex="bold"/>
    </style:style>
    <style:style style:name="P414" style:parent-style-name="Normal" style:list-style-name="LFO56" style:family="paragraph"/>
    <style:style style:name="P415" style:parent-style-name="Normal" style:list-style-name="LFO56" style:family="paragraph"/>
    <style:style style:name="P416" style:parent-style-name="Normal" style:list-style-name="LFO56" style:family="paragraph"/>
    <style:style style:name="P417" style:parent-style-name="Normal" style:list-style-name="LFO56" style:family="paragraph"/>
    <style:style style:name="T418" style:parent-style-name="Policepardéfaut" style:family="text">
      <style:text-properties fo:font-weight="bold" style:font-weight-asian="bold" style:font-weight-complex="bold"/>
    </style:style>
    <style:style style:name="P419" style:parent-style-name="Normal" style:list-style-name="LFO57" style:family="paragraph"/>
    <style:style style:name="P420" style:parent-style-name="Normal" style:list-style-name="LFO57" style:family="paragraph"/>
    <style:style style:name="P421" style:parent-style-name="Normal" style:list-style-name="LFO57" style:family="paragraph"/>
    <style:style style:name="P422" style:parent-style-name="Normal" style:list-style-name="LFO57" style:family="paragraph"/>
    <style:style style:name="T423" style:parent-style-name="Policepardéfaut" style:family="text">
      <style:text-properties fo:font-weight="bold" style:font-weight-asian="bold" style:font-weight-complex="bold"/>
    </style:style>
    <style:style style:name="P424" style:parent-style-name="Normal" style:list-style-name="LFO58" style:family="paragraph"/>
    <style:style style:name="P425" style:parent-style-name="Normal" style:list-style-name="LFO58" style:family="paragraph"/>
    <style:style style:name="P426" style:parent-style-name="Normal" style:list-style-name="LFO58" style:family="paragraph"/>
    <style:style style:name="P427" style:parent-style-name="Normal" style:list-style-name="LFO58" style:family="paragraph"/>
    <style:style style:name="T428" style:parent-style-name="Policepardéfaut" style:family="text">
      <style:text-properties fo:font-weight="bold" style:font-weight-asian="bold" style:font-weight-complex="bold"/>
    </style:style>
    <style:style style:name="P429" style:parent-style-name="Normal" style:list-style-name="LFO59" style:family="paragraph"/>
    <style:style style:name="P430" style:parent-style-name="Normal" style:list-style-name="LFO59" style:family="paragraph"/>
    <style:style style:name="P431" style:parent-style-name="Normal" style:list-style-name="LFO59" style:family="paragraph"/>
    <style:style style:name="P432" style:parent-style-name="Normal" style:list-style-name="LFO59" style:family="paragraph"/>
    <style:style style:name="P433" style:parent-style-name="Normal" style:family="paragraph">
      <style:text-properties fo:font-weight="bold" style:font-weight-asian="bold" style:font-weight-complex="bold"/>
    </style:style>
    <style:style style:name="P434" style:parent-style-name="Normal" style:list-style-name="LFO60" style:family="paragraph">
      <style:text-properties fo:language="en" fo:country="GB"/>
    </style:style>
    <style:style style:name="P435" style:parent-style-name="Normal" style:list-style-name="LFO60" style:family="paragraph"/>
    <style:style style:name="P436" style:parent-style-name="Normal" style:list-style-name="LFO60" style:family="paragraph">
      <style:text-properties fo:language="en" fo:country="GB"/>
    </style:style>
    <style:style style:name="P437" style:parent-style-name="Normal" style:list-style-name="LFO60" style:family="paragraph"/>
    <style:style style:name="P438" style:parent-style-name="Normal" style:list-style-name="LFO60" style:family="paragraph">
      <style:text-properties fo:language="en" fo:country="GB"/>
    </style:style>
    <style:style style:name="P439" style:parent-style-name="Normal" style:family="paragraph">
      <style:text-properties fo:font-weight="bold" style:font-weight-asian="bold" style:font-weight-complex="bold"/>
    </style:style>
    <style:style style:name="T440" style:parent-style-name="Policepardéfaut" style:family="text">
      <style:text-properties fo:font-weight="bold" style:font-weight-asian="bold" style:font-weight-complex="bold"/>
    </style:style>
    <style:style style:name="T441" style:parent-style-name="Policepardéfaut" style:family="text">
      <style:text-properties fo:font-weight="bold" style:font-weight-asian="bold" style:font-weight-complex="bold"/>
    </style:style>
    <style:style style:name="T442" style:parent-style-name="Policepardéfaut" style:family="text">
      <style:text-properties fo:font-weight="bold" style:font-weight-asian="bold" style:font-weight-complex="bold"/>
    </style:style>
    <style:style style:name="T443" style:parent-style-name="Policepardéfaut" style:family="text">
      <style:text-properties fo:font-weight="bold" style:font-weight-asian="bold" style:font-weight-complex="bold"/>
    </style:style>
    <style:style style:name="P444" style:parent-style-name="Normal" style:family="paragraph">
      <style:text-properties fo:font-weight="bold" style:font-weight-asian="bold" style:font-weight-complex="bold"/>
    </style:style>
    <style:style style:name="P445" style:parent-style-name="Normal" style:family="paragraph">
      <style:text-properties fo:font-weight="bold" style:font-weight-asian="bold" style:font-weight-complex="bold"/>
    </style:style>
    <style:style style:name="P446" style:parent-style-name="Normal" style:list-style-name="LFO61" style:family="paragraph"/>
    <style:style style:name="T447" style:parent-style-name="Policepardéfaut" style:family="text">
      <style:text-properties fo:font-weight="bold" style:font-weight-asian="bold" style:font-weight-complex="bold"/>
    </style:style>
    <style:style style:name="P448" style:parent-style-name="Normal" style:list-style-name="LFO61" style:family="paragraph"/>
    <style:style style:name="T449" style:parent-style-name="Policepardéfaut" style:family="text">
      <style:text-properties fo:font-weight="bold" style:font-weight-asian="bold" style:font-weight-complex="bold"/>
    </style:style>
    <style:style style:name="P450" style:parent-style-name="Normal" style:list-style-name="LFO61" style:family="paragraph"/>
    <style:style style:name="T451" style:parent-style-name="Policepardéfaut" style:family="text">
      <style:text-properties fo:font-weight="bold" style:font-weight-asian="bold" style:font-weight-complex="bold"/>
    </style:style>
    <style:style style:name="P452" style:parent-style-name="Normal" style:list-style-name="LFO61" style:family="paragraph"/>
    <style:style style:name="T453" style:parent-style-name="Policepardéfaut" style:family="text">
      <style:text-properties fo:font-weight="bold" style:font-weight-asian="bold" style:font-weight-complex="bold"/>
    </style:style>
    <style:style style:name="P454" style:parent-style-name="Normal" style:family="paragraph">
      <style:text-properties fo:font-weight="bold" style:font-weight-asian="bold" style:font-weight-complex="bold"/>
    </style:style>
    <style:style style:name="P455" style:parent-style-name="Normal" style:list-style-name="LFO62" style:family="paragraph"/>
    <style:style style:name="T456" style:parent-style-name="Policepardéfaut" style:family="text">
      <style:text-properties fo:font-weight="bold" style:font-weight-asian="bold" style:font-weight-complex="bold"/>
    </style:style>
    <style:style style:name="P457" style:parent-style-name="Normal" style:list-style-name="LFO62" style:family="paragraph"/>
    <style:style style:name="T458" style:parent-style-name="Policepardéfaut" style:family="text">
      <style:text-properties fo:font-weight="bold" style:font-weight-asian="bold" style:font-weight-complex="bold"/>
    </style:style>
    <style:style style:name="P459" style:parent-style-name="Normal" style:list-style-name="LFO62" style:family="paragraph"/>
    <style:style style:name="T460" style:parent-style-name="Policepardéfaut" style:family="text">
      <style:text-properties fo:font-weight="bold" style:font-weight-asian="bold" style:font-weight-complex="bold"/>
    </style:style>
    <style:style style:name="P461" style:parent-style-name="Normal" style:family="paragraph">
      <style:text-properties fo:font-weight="bold" style:font-weight-asian="bold" style:font-weight-complex="bold"/>
    </style:style>
    <style:style style:name="P462" style:parent-style-name="Normal" style:family="paragraph">
      <style:text-properties fo:font-weight="bold" style:font-weight-asian="bold" style:font-weight-complex="bold"/>
    </style:style>
    <style:style style:name="P463" style:parent-style-name="Normal" style:list-style-name="LFO63" style:family="paragraph"/>
    <style:style style:name="T464" style:parent-style-name="Policepardéfaut" style:family="text">
      <style:text-properties fo:font-weight="bold" style:font-weight-asian="bold" style:font-weight-complex="bold"/>
    </style:style>
    <style:style style:name="P465" style:parent-style-name="Normal" style:list-style-name="LFO63" style:family="paragraph"/>
    <style:style style:name="T466" style:parent-style-name="Policepardéfaut" style:family="text">
      <style:text-properties fo:font-weight="bold" style:font-weight-asian="bold" style:font-weight-complex="bold"/>
    </style:style>
    <style:style style:name="P467" style:parent-style-name="Normal" style:list-style-name="LFO63" style:family="paragraph"/>
    <style:style style:name="T468" style:parent-style-name="Policepardéfaut" style:family="text">
      <style:text-properties fo:font-weight="bold" style:font-weight-asian="bold" style:font-weight-complex="bold"/>
    </style:style>
    <style:style style:name="P469" style:parent-style-name="Normal" style:list-style-name="LFO63" style:family="paragraph"/>
    <style:style style:name="T470" style:parent-style-name="Policepardéfaut" style:family="text">
      <style:text-properties fo:font-weight="bold" style:font-weight-asian="bold" style:font-weight-complex="bold"/>
    </style:style>
    <style:style style:name="P471" style:parent-style-name="Normal" style:family="paragraph">
      <style:text-properties fo:font-weight="bold" style:font-weight-asian="bold" style:font-weight-complex="bold"/>
    </style:style>
    <style:style style:name="P472" style:parent-style-name="Normal" style:list-style-name="LFO64" style:family="paragraph"/>
    <style:style style:name="P473" style:parent-style-name="Normal" style:list-style-name="LFO64" style:family="paragraph"/>
    <style:style style:name="P474" style:parent-style-name="Normal" style:list-style-name="LFO64" style:family="paragraph"/>
    <style:style style:name="P475" style:parent-style-name="Normal" style:list-style-name="LFO64" style:family="paragraph"/>
    <style:style style:name="T476" style:parent-style-name="Policepardéfaut" style:family="text">
      <style:text-properties fo:font-weight="bold" style:font-weight-asian="bold" style:font-weight-complex="bold"/>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Cahier des Charges - AlgoScript Academy</text:p>
      <text:p text:style-name="P2">Plateforme d'Apprentissage Algorithmique Interactive pour Collégiens</text:p>
      <text:p text:style-name="Normal"><draw:custom-shape svg:x="0in" svg:y="0in" svg:width="45.51042in" svg:height="0.00139in" draw:z-index="0" draw:id="id0" draw:style-name="a0" draw:name="Horizontal Line 67" text:anchor-type="as-char"><svg:title/><svg:desc/><draw:enhanced-geometry draw:type="non-primitive" svg:viewBox="0 0 21600 21600" draw:enhanced-path="M 0 0 L 21600 0 21600 21600 0 21600 Z N"/></draw:custom-shape></text:p>
      <text:p text:style-name="P3">1. PRÉSENTATION GÉNÉRALE DU PROJET</text:p>
      <text:p text:style-name="P4">1.1 Contexte et Objectifs</text:p>
      <text:p text:style-name="Normal"><text:span text:style-name="T5">Nom du projet :</text:span><text:s/>AlgoScript Academy<text:line-break/><text:span text:style-name="T6">Public cible :</text:span><text:s/>Élèves de 3ème (14-15 ans)<text:line-break/><text:span text:style-name="T7">Objectif principal :</text:span><text:s/>Créer une plateforme ludique et interactive pour l'apprentissage des concepts algorithmiques fondamentaux</text:p>
      <text:p text:style-name="P8">1.2 Vision Produit</text:p>
      <text:p text:style-name="Normal">Une plateforme web moderne combinant :</text:p>
      <text:list text:style-name="LFO1" text:continue-numbering="true">
        <text:list-item>
          <text:p text:style-name="P9">Interface de programmation visuelle (type Scratch)</text:p>
        </text:list-item>
        <text:list-item>
          <text:p text:style-name="P10">Système de gamification avancé</text:p>
        </text:list-item>
        <text:list-item>
          <text:p text:style-name="P11">Assistant IA intégré et adaptatif</text:p>
        </text:list-item>
        <text:list-item>
          <text:p text:style-name="P12">Progression pédagogique structurée</text:p>
        </text:list-item>
        <text:list-item>
          <text:p text:style-name="P13">Design attractif et professionnel</text:p>
        </text:list-item>
      </text:list>
      <text:p text:style-name="Normal"><draw:custom-shape svg:x="0in" svg:y="0in" svg:width="45.51042in" svg:height="0.00139in" draw:z-index="0" draw:id="id1" draw:style-name="a1" draw:name="Horizontal Line 68" text:anchor-type="as-char"><svg:title/><svg:desc/><draw:enhanced-geometry draw:type="non-primitive" svg:viewBox="0 0 21600 21600" draw:enhanced-path="M 0 0 L 21600 0 21600 21600 0 21600 Z N"/></draw:custom-shape></text:p>
      <text:p text:style-name="P14">2. SPÉCIFICATIONS FONCTIONNELLES DÉTAILLÉES</text:p>
      <text:p text:style-name="P15">2.1 ÉDITEUR VISUEL D'ALGORITHMES</text:p>
      <text:p text:style-name="P16">2.1.1 Interface de Programmation par Blocs</text:p>
      <text:p text:style-name="Normal"><text:span text:style-name="T17">Description :</text:span><text:s/>Éditeur drag-and-drop inspiré de Scratch mais optimisé pour les concepts algorithmiques</text:p>
      <text:p text:style-name="Normal"><text:span text:style-name="T18">Blocs fondamentaux requis :</text:span></text:p>
      <text:p text:style-name="Normal"><text:span text:style-name="T19">A. Blocs de Variables</text:span></text:p>
      <text:list text:style-name="LFO2" text:continue-numbering="true">
        <text:list-item>
          <text:p text:style-name="P20">Bloc "Créer variable" (nom personnalisable, type : nombre/texte/booléen)</text:p>
        </text:list-item>
        <text:list-item>
          <text:p text:style-name="P21">Bloc "Modifier variable" (avec opérateurs +, -, *, /, =)</text:p>
        </text:list-item>
        <text:list-item>
          <text:p text:style-name="P22">Bloc "Afficher variable" (output dans console virtuelle)</text:p>
        </text:list-item>
        <text:list-item>
          <text:p text:style-name="P23">Indicateur visuel de type de données (couleurs différentes)</text:p>
        </text:list-item>
      </text:list>
      <text:p text:style-name="Normal"><text:span text:style-name="T24">B. Blocs de Conditions</text:span></text:p>
      <text:list text:style-name="LFO3" text:continue-numbering="true">
        <text:list-item>
          <text:p text:style-name="P25">Bloc "Si... alors" (if simple)</text:p>
        </text:list-item>
        <text:list-item>
          <text:p text:style-name="P26">Bloc "Si... alors... sinon" (if-else)</text:p>
        </text:list-item>
        <text:list-item>
          <text:p text:style-name="P27">Bloc "Si... alors... sinon si" (elif multiple)</text:p>
        </text:list-item>
        <text:list-item>
          <text:p text:style-name="P28">Opérateurs de comparaison : =, ≠, &lt;, &gt;, ≤, ≥</text:p>
        </text:list-item>
        <text:list-item>
          <text:p text:style-name="P29">Opérateurs logiques : ET, OU, NON</text:p>
        </text:list-item>
        <text:list-item>
          <text:p text:style-name="P30">Connecteurs visuels colorés pour les conditions vraies/fausses</text:p>
        </text:list-item>
      </text:list>
      <text:p text:style-name="Normal"><text:span text:style-name="T31">C. Blocs de Boucles</text:span></text:p>
      <text:list text:style-name="LFO4" text:continue-numbering="true">
        <text:list-item>
          <text:p text:style-name="P32">Boucle "Répéter X fois" (for avec compteur visible)</text:p>
        </text:list-item>
        <text:list-item>
          <text:p text:style-name="P33">Boucle "Tant que" (while avec condition)</text:p>
        </text:list-item>
        <text:list-item>
          <text:p text:style-name="P34">Boucle "Pour chaque" (foreach pour listes)</text:p>
        </text:list-item>
        <text:list-item>
          <text:p text:style-name="P35">Bloc "Sortir de la boucle" (break)</text:p>
        </text:list-item>
        <text:list-item>
          <text:p text:style-name="P36">Compteur visuel intégré pour les itérations</text:p>
        </text:list-item>
      </text:list>
      <text:p text:style-name="Normal"><text:span text:style-name="T37">D. Blocs de Fonctions</text:span></text:p>
      <text:list text:style-name="LFO5" text:continue-numbering="true">
        <text:list-item>
          <text:p text:style-name="P38">Bloc "Créer fonction" (avec paramètres)</text:p>
        </text:list-item>
        <text:list-item>
          <text:p text:style-name="P39">Bloc "Appeler fonction"</text:p>
        </text:list-item>
        <text:list-item>
          <text:p text:style-name="P40">Bloc "Retourner valeur"</text:p>
        </text:list-item>
        <text:list-item>
          <text:p text:style-name="P41">Visualisation des paramètres d'entrée/sortie</text:p>
        </text:list-item>
      </text:list>
      <text:p text:style-name="Normal"><text:span text:style-name="T42">E. Blocs de Structures de Données</text:span></text:p>
      <text:list text:style-name="LFO6" text:continue-numbering="true">
        <text:list-item>
          <text:p text:style-name="P43">Tableau/Liste (créer, ajouter, supprimer, accéder)</text:p>
        </text:list-item>
        <text:list-item>
          <text:p text:style-name="P44">Chaînes de caractères (concaténation, longueur, sous-chaîne)</text:p>
        </text:list-item>
      </text:list>
      <text:p text:style-name="P45">2.1.2 Fonctionnalités de l'Éditeur</text:p>
      <text:list text:style-name="LFO7" text:continue-numbering="true">
        <text:list-item>
          <text:p text:style-name="P46"><text:span text:style-name="T47">Zone de travail :</text:span><text:s/>Canvas infini avec zoom et pan</text:p>
        </text:list-item>
        <text:list-item>
          <text:p text:style-name="P48"><text:span text:style-name="T49">Palette de blocs :</text:span><text:s/>Catégorisée par couleurs avec recherche</text:p>
        </text:list-item>
        <text:list-item>
          <text:p text:style-name="P50"><text:span text:style-name="T51">Poubelle :</text:span><text:s/>Zone de suppression animée</text:p>
        </text:list-item>
        <text:list-item>
          <text:p text:style-name="P52"><text:span text:style-name="T53">Sauvegarde automatique :</text:span><text:s/>Toutes les 30 secondes</text:p>
        </text:list-item>
        <text:list-item>
          <text:p text:style-name="P54"><text:span text:style-name="T55">Historique undo/redo :</text:span><text:s/>50 actions maximum</text:p>
        </text:list-item>
        <text:list-item>
          <text:p text:style-name="P56"><text:span text:style-name="T57">Mode plein écran :</text:span><text:s/>Pour une immersion maximale</text:p>
        </text:list-item>
      </text:list>
      <text:p text:style-name="P58">2.1.3 Visualisation et Débogage</text:p>
      <text:p text:style-name="Normal"><text:span text:style-name="T59">Console d'exécution :</text:span></text:p>
      <text:list text:style-name="LFO8" text:continue-numbering="true">
        <text:list-item>
          <text:p text:style-name="P60">Affichage en temps réel des outputs</text:p>
        </text:list-item>
        <text:list-item>
          <text:p text:style-name="P61">Messages d'erreur pédagogiques (français, explications claires)</text:p>
        </text:list-item>
        <text:list-item>
          <text:p text:style-name="P62">Historique des exécutions</text:p>
        </text:list-item>
      </text:list>
      <text:p text:style-name="Normal"><text:span text:style-name="T63">Débogueur visuel :</text:span></text:p>
      <text:list text:style-name="LFO9" text:continue-numbering="true">
        <text:list-item>
          <text:p text:style-name="P64">Mode pas-à-pas avec surlignage des blocs actifs</text:p>
        </text:list-item>
        <text:list-item>
          <text:p text:style-name="P65">Inspection des variables en temps réel</text:p>
        </text:list-item>
        <text:list-item>
          <text:p text:style-name="P66">Vitesse d'exécution ajustable (lent/normal/rapide)</text:p>
        </text:list-item>
        <text:list-item>
          <text:p text:style-name="P67">Points d'arrêt sur les blocs</text:p>
        </text:list-item>
      </text:list>
      <text:p text:style-name="P68">2.2 SYSTÈME DE GAMIFICATION</text:p>
      <text:p text:style-name="P69">2.2.1 Progression et Niveaux</text:p>
      <text:p text:style-name="Normal"><text:span text:style-name="T70">Structure des niveaux :</text:span></text:p>
      <text:list text:style-name="LFO10" text:continue-numbering="true">
        <text:list-item>
          <text:p text:style-name="P71"><text:span text:style-name="T72">Monde 1 :</text:span><text:s/>Variables et Affichage (5 niveaux)</text:p>
        </text:list-item>
        <text:list-item>
          <text:p text:style-name="P73"><text:span text:style-name="T74">Monde 2 :</text:span><text:s/>Conditions Simples (7 niveaux)</text:p>
        </text:list-item>
        <text:list-item>
          <text:p text:style-name="P75"><text:span text:style-name="T76">Monde 3 :</text:span><text:s/>Conditions Complexes (6 niveaux)</text:p>
        </text:list-item>
        <text:list-item>
          <text:p text:style-name="P77"><text:span text:style-name="T78">Monde 4 :</text:span><text:s/>Boucles de Base (8 niveaux)</text:p>
        </text:list-item>
        <text:list-item>
          <text:p text:style-name="P79"><text:span text:style-name="T80">Monde 5 :</text:span><text:s/>Boucles Avancées (7 niveaux)</text:p>
        </text:list-item>
        <text:list-item>
          <text:p text:style-name="P81"><text:span text:style-name="T82">Monde 6 :</text:span><text:s/>Fonctions (9 niveaux)</text:p>
        </text:list-item>
        <text:list-item>
          <text:p text:style-name="P83"><text:span text:style-name="T84">Monde 7 :</text:span><text:s/>Structures de Données (10 niveaux)</text:p>
        </text:list-item>
        <text:list-item>
          <text:p text:style-name="P85"><text:span text:style-name="T86">Monde 8 :</text:span><text:s/>Projets Libres (illimité)</text:p>
        </text:list-item>
      </text:list>
      <text:p text:style-name="Normal"><text:span text:style-name="T87">Mécaniques de progression :</text:span></text:p>
      <text:list text:style-name="LFO11" text:continue-numbering="true">
        <text:list-item>
          <text:p text:style-name="P88">Système d'étoiles (1-3 étoiles par niveau)</text:p>
        </text:list-item>
        <text:list-item>
          <text:p text:style-name="P89">Déblocage progressif des mondes</text:p>
        </text:list-item>
        <text:list-item>
          <text:p text:style-name="P90">Défis bonus optionnels pour perfectionnistes</text:p>
        </text:list-item>
      </text:list>
      <text:p text:style-name="P91">2.2.2 Système de Récompenses</text:p>
      <text:p text:style-name="Normal"><text:span text:style-name="T92">Points d'expérience (XP) :</text:span></text:p>
      <text:list text:style-name="LFO12" text:continue-numbering="true">
        <text:list-item>
          <text:p text:style-name="P93">Complétion de niveau : 100-500 XP selon difficulté</text:p>
        </text:list-item>
        <text:list-item>
          <text:p text:style-name="P94">Première tentative réussie : Bonus +50%</text:p>
        </text:list-item>
        <text:list-item>
          <text:p text:style-name="P95">Défi bonus : +200 XP</text:p>
        </text:list-item>
        <text:list-item>
          <text:p text:style-name="P96">Utilisation optimale des blocs : +100 XP</text:p>
        </text:list-item>
      </text:list>
      <text:p text:style-name="Normal"><text:span text:style-name="T97">Badges et Achievements :</text:span></text:p>
      <text:list text:style-name="LFO13" text:continue-numbering="true">
        <text:list-item>
          <text:p text:style-name="P98">"Premier Pas" : Premier algorithme complété</text:p>
        </text:list-item>
        <text:list-item>
          <text:p text:style-name="P99">"Logicien" : 50 conditions correctes</text:p>
        </text:list-item>
        <text:list-item>
          <text:p text:style-name="P100">"Marathonien" : 100 boucles créées</text:p>
        </text:list-item>
        <text:list-item>
          <text:p text:style-name="P101">"Architecte" : 20 fonctions développées</text:p>
        </text:list-item>
        <text:list-item>
          <text:p text:style-name="P102">"Perfectionniste" : 10 niveaux avec 3 étoiles</text:p>
        </text:list-item>
        <text:list-item>
          <text:p text:style-name="P103">"Explorateur" : Tous les mondes débloqués</text:p>
        </text:list-item>
        <text:list-item>
          <text:p text:style-name="P104">"Créateur" : 5 projets libres partagés</text:p>
        </text:list-item>
      </text:list>
      <text:p text:style-name="Normal"><text:span text:style-name="T105">Éléments de collection :</text:span></text:p>
      <text:list text:style-name="LFO14" text:continue-numbering="true">
        <text:list-item>
          <text:p text:style-name="P106">Avatars débloquables (robots, animaux, super-héros)</text:p>
        </text:list-item>
        <text:list-item>
          <text:p text:style-name="P107">Thèmes d'interface (sombre, coloré, rétro, futuriste)</text:p>
        </text:list-item>
        <text:list-item>
          <text:p text:style-name="P108">Effets de particules pour les blocs</text:p>
        </text:list-item>
      </text:list>
      <text:p text:style-name="P109">2.2.3 Tableau de Bord Personnel</text:p>
      <text:p text:style-name="Normal"><text:span text:style-name="T110">Statistiques détaillées :</text:span></text:p>
      <text:list text:style-name="LFO15" text:continue-numbering="true">
        <text:list-item>
          <text:p text:style-name="P111">Temps total de programmation</text:p>
        </text:list-item>
        <text:list-item>
          <text:p text:style-name="P112">Nombre d'algorithmes créés</text:p>
        </text:list-item>
        <text:list-item>
          <text:p text:style-name="P113">Complexité moyenne des solutions</text:p>
        </text:list-item>
        <text:list-item>
          <text:p text:style-name="P114">Graphique de progression hebdomadaire</text:p>
        </text:list-item>
        <text:list-item>
          <text:p text:style-name="P115">Comparaison avec la moyenne de la classe</text:p>
        </text:list-item>
      </text:list>
      <text:p text:style-name="P116">2.3 ASSISTANT IA INTÉGRÉ (ALGOBOT)</text:p>
      <text:p text:style-name="P117">2.3.1 Interface du Chat</text:p>
      <text:p text:style-name="Normal"><text:span text:style-name="T118">Design :</text:span></text:p>
      <text:list text:style-name="LFO16" text:continue-numbering="true">
        <text:list-item>
          <text:p text:style-name="P119">Bulle de chat flottante en bas à droite</text:p>
        </text:list-item>
        <text:list-item>
          <text:p text:style-name="P120">Avatar animé d'un robot sympathique</text:p>
        </text:list-item>
        <text:list-item>
          <text:p text:style-name="P121">Animation de "typing" pendant les réponses</text:p>
        </text:list-item>
        <text:list-item>
          <text:p text:style-name="P122">Historique de conversation persistent</text:p>
        </text:list-item>
      </text:list>
      <text:p text:style-name="Normal"><text:span text:style-name="T123">Fonctionnalités techniques :</text:span></text:p>
      <text:list text:style-name="LFO17" text:continue-numbering="true">
        <text:list-item>
          <text:p text:style-name="P124">API ChatGPT (GPT-3.5-turbo) via proxy backend</text:p>
        </text:list-item>
        <text:list-item>
          <text:p text:style-name="P125">Limitation : 50 messages par session</text:p>
        </text:list-item>
        <text:list-item>
          <text:p text:style-name="P126">Sauvegarde des conversations importantes</text:p>
        </text:list-item>
        <text:list-item>
          <text:p text:style-name="P127">Mode hors-ligne avec réponses pré-programmées</text:p>
        </text:list-item>
      </text:list>
      <text:p text:style-name="P128">2.3.2 Intelligence Adaptive</text:p>
      <text:p text:style-name="Normal"><text:span text:style-name="T129">Analyse contextuelle :</text:span></text:p>
      <text:list text:style-name="LFO18" text:continue-numbering="true">
        <text:list-item>
          <text:p text:style-name="P130">Détection du niveau actuel de l'élève</text:p>
        </text:list-item>
        <text:list-item>
          <text:p text:style-name="P131">Analyse du code en cours de développement</text:p>
        </text:list-item>
        <text:list-item>
          <text:p text:style-name="P132">Identification des erreurs communes</text:p>
        </text:list-item>
        <text:list-item>
          <text:p text:style-name="P133">Suivi des difficultés récurrentes</text:p>
        </text:list-item>
      </text:list>
      <text:p text:style-name="Normal"><text:span text:style-name="T134">Types d'assistance :</text:span></text:p>
      <text:soft-page-break/>
      <text:list text:style-name="LFO19" text:continue-numbering="true">
        <text:list-item>
          <text:p text:style-name="P135"><text:span text:style-name="T136">Hints progressifs :</text:span><text:s/>Indices de plus en plus précis</text:p>
        </text:list-item>
        <text:list-item>
          <text:p text:style-name="P137"><text:span text:style-name="T138">Explications conceptuelles :</text:span><text:s/>"Pourquoi utilise-t-on une boucle ici ?"</text:p>
        </text:list-item>
        <text:list-item>
          <text:p text:style-name="P139"><text:span text:style-name="T140">Correction d'erreurs :</text:span><text:s/>Messages d'aide personnalisés</text:p>
        </text:list-item>
        <text:list-item>
          <text:p text:style-name="P141"><text:span text:style-name="T142">Encouragements :</text:span><text:s/>Motivation lors de difficultés</text:p>
        </text:list-item>
        <text:list-item>
          <text:p text:style-name="P143"><text:span text:style-name="T144">Défis personnalisés :</text:span><text:s/>Propositions d'exercices adaptés</text:p>
        </text:list-item>
      </text:list>
      <text:p text:style-name="P145">2.3.3 Personnalité et Ton</text:p>
      <text:list text:style-name="LFO20" text:continue-numbering="true">
        <text:list-item>
          <text:p text:style-name="P146">Langage adapté aux adolescents (moderne mais correct)</text:p>
        </text:list-item>
        <text:list-item>
          <text:p text:style-name="P147">Humour léger et références pop culture</text:p>
        </text:list-item>
        <text:list-item>
          <text:p text:style-name="P148">Patience et bienveillance constantes</text:p>
        </text:list-item>
        <text:list-item>
          <text:p text:style-name="P149">Évitement du jargon technique complexe</text:p>
        </text:list-item>
      </text:list>
      <text:p text:style-name="P150">2.4 SYSTÈME DE DÉFIS ET EXERCICES</text:p>
      <text:p text:style-name="P151">2.4.1 Types d'Exercices</text:p>
      <text:p text:style-name="Normal"><text:span text:style-name="T152">Exercices guidés :</text:span></text:p>
      <text:list text:style-name="LFO21" text:continue-numbering="true">
        <text:list-item>
          <text:p text:style-name="P153">Objectif clair affiché en permanence</text:p>
        </text:list-item>
        <text:list-item>
          <text:p text:style-name="P154">Blocs suggérés disponibles</text:p>
        </text:list-item>
        <text:list-item>
          <text:p text:style-name="P155">Validation automatique étape par étape</text:p>
        </text:list-item>
        <text:list-item>
          <text:p text:style-name="P156">Exemple d'entrée/sortie fourni</text:p>
        </text:list-item>
      </text:list>
      <text:p text:style-name="Normal"><text:span text:style-name="T157">Défis créatifs :</text:span></text:p>
      <text:list text:style-name="LFO22" text:continue-numbering="true">
        <text:list-item>
          <text:p text:style-name="P158">Problèmes ouverts avec multiple solutions</text:p>
        </text:list-item>
        <text:list-item>
          <text:p text:style-name="P159">Critères d'évaluation : fonctionnalité, élégance, originalité</text:p>
        </text:list-item>
        <text:list-item>
          <text:p text:style-name="P160">Galerie des meilleures solutions</text:p>
        </text:list-item>
        <text:list-item>
          <text:p text:style-name="P161">Vote communautaire</text:p>
        </text:list-item>
      </text:list>
      <text:p text:style-name="Normal"><text:span text:style-name="T162">Mini-jeux algorithmiques :</text:span></text:p>
      <text:list text:style-name="LFO23" text:continue-numbering="true">
        <text:list-item>
          <text:p text:style-name="P163">"Robot Labyrinth" : Programmer un robot pour sortir d'un labyrinthe</text:p>
        </text:list-item>
        <text:list-item>
          <text:p text:style-name="P164">"Tri Master" : Créer des algorithmes de tri visuels</text:p>
        </text:list-item>
        <text:list-item>
          <text:p text:style-name="P165">"Pattern Detective" : Identifier et reproduire des séquences</text:p>
        </text:list-item>
        <text:list-item>
          <text:p text:style-name="P166">"Number Wizard" : Jeux mathématiques avec programmation</text:p>
        </text:list-item>
      </text:list>
      <text:p text:style-name="P167">2.4.2 Évaluation Automatique</text:p>
      <text:p text:style-name="Normal"><text:span text:style-name="T168">Système de tests :</text:span></text:p>
      <text:list text:style-name="LFO24" text:continue-numbering="true">
        <text:list-item>
          <text:p text:style-name="P169">Jeux de tests cachés et visibles</text:p>
        </text:list-item>
        <text:list-item>
          <text:p text:style-name="P170">Validation des entrées/sorties</text:p>
        </text:list-item>
        <text:list-item>
          <text:p text:style-name="P171">Analyse de la complexité algorithmique (basique)</text:p>
        </text:list-item>
        <text:list-item>
          <text:p text:style-name="P172">Détection de plagiat simple</text:p>
        </text:list-item>
      </text:list>
      <text:p text:style-name="P173">2.5 FONCTIONNALITÉS COLLABORATIVES</text:p>
      <text:p text:style-name="P174">2.5.1 Partage et Collaboration</text:p>
      <text:list text:style-name="LFO25" text:continue-numbering="true">
        <text:list-item>
          <text:p text:style-name="P175"><text:span text:style-name="T176">Galerie publique :</text:span><text:s/>Partage des créations avec la communauté</text:p>
        </text:list-item>
        <text:list-item>
          <text:p text:style-name="P177"><text:span text:style-name="T178">Mode collaboration :</text:span><text:s/>Travail à plusieurs sur un projet (temps réel)</text:p>
        </text:list-item>
        <text:list-item>
          <text:p text:style-name="P179"><text:span text:style-name="T180">Commentaires et likes :</text:span><text:s/>Système d'interaction social modéré</text:p>
        </text:list-item>
        <text:list-item>
          <text:p text:style-name="P181"><text:span text:style-name="T182">Remix :</text:span><text:s/>Possibilité de partir du travail d'un autre</text:p>
        </text:list-item>
      </text:list>
      <text:p text:style-name="P183">2.5.2 Gestion de Classe (Enseignants)</text:p>
      <text:p text:style-name="Normal"><text:span text:style-name="T184">Tableau de bord enseignant :</text:span></text:p>
      <text:list text:style-name="LFO26" text:continue-numbering="true">
        <text:list-item>
          <text:p text:style-name="P185">Vue d'ensemble des progrès de tous les élèves</text:p>
        </text:list-item>
        <text:list-item>
          <text:p text:style-name="P186">Identification des élèves en difficulté</text:p>
        </text:list-item>
        <text:list-item>
          <text:p text:style-name="P187">Statistiques détaillées par notion</text:p>
        </text:list-item>
        <text:list-item>
          <text:p text:style-name="P188">Export des résultats (CSV, PDF)</text:p>
        </text:list-item>
      </text:list>
      <text:p text:style-name="Normal"><text:span text:style-name="T189">Outils pédagogiques :</text:span></text:p>
      <text:list text:style-name="LFO27" text:continue-numbering="true">
        <text:list-item>
          <text:p text:style-name="P190">Création d'exercices personnalisés</text:p>
        </text:list-item>
        <text:list-item>
          <text:p text:style-name="P191">Attribution de devoirs avec dates limites</text:p>
        </text:list-item>
        <text:list-item>
          <text:p text:style-name="P192">Correction assistée par l'IA</text:p>
        </text:list-item>
        <text:list-item>
          <text:p text:style-name="P193">Communication directe avec les élèves</text:p>
        </text:list-item>
      </text:list>
      <text:p text:style-name="Normal"><draw:custom-shape svg:x="0in" svg:y="0in" svg:width="45.51042in" svg:height="0.00139in" draw:z-index="0" draw:id="id2" draw:style-name="a2" draw:name="Horizontal Line 69" text:anchor-type="as-char"><svg:title/><svg:desc/><draw:enhanced-geometry draw:type="non-primitive" svg:viewBox="0 0 21600 21600" draw:enhanced-path="M 0 0 L 21600 0 21600 21600 0 21600 Z N"/></draw:custom-shape></text:p>
      <text:p text:style-name="P194">3. SPÉCIFICATIONS TECHNIQUES</text:p>
      <text:p text:style-name="P195">3.1 ARCHITECTURE SYSTÈME</text:p>
      <text:p text:style-name="P196">3.1.1 Architecture Générale</text:p>
      <text:p text:style-name="Normal">Frontend (React + TypeScript)</text:p>
      <text:p text:style-name="Normal"><text:span text:style-name="T197">├</text:span><text:span text:style-name="T198">──</text:span><text:s/>Interface Utilisateur</text:p>
      <text:p text:style-name="Normal"><text:span text:style-name="T199">├</text:span><text:span text:style-name="T200">──</text:span><text:s/><text:span text:style-name="T201">É</text:span>diteur de Blocs (Custom Canvas)</text:p>
      <text:p text:style-name="Normal"><text:span text:style-name="T202">├</text:span><text:span text:style-name="T203">──</text:span><text:s/>Moteur d'Ex<text:span text:style-name="T204">é</text:span>cution (JavaScript)</text:p>
      <text:p text:style-name="Normal">└── Chat Interface</text:p>
      <text:p text:style-name="Normal"/>
      <text:p text:style-name="Normal">Backend (Node.js + Express)</text:p>
      <text:p text:style-name="Normal"><text:span text:style-name="T205">├</text:span><text:span text:style-name="T206">──</text:span><text:s/>API REST</text:p>
      <text:soft-page-break/>
      <text:p text:style-name="Normal"><text:span text:style-name="T207">├</text:span><text:span text:style-name="T208">──</text:span><text:s/>Authentification JWT</text:p>
      <text:p text:style-name="Normal"><text:span text:style-name="T209">├</text:span><text:span text:style-name="T210">──</text:span><text:s/>Base de Donn<text:span text:style-name="T211">é</text:span>es (PostgreSQL)</text:p>
      <text:p text:style-name="Normal"><text:span text:style-name="T212">├</text:span><text:span text:style-name="T213">──</text:span><text:s/>Proxy ChatGPT</text:p>
      <text:p text:style-name="Normal">└── Système de Fichiers</text:p>
      <text:p text:style-name="Normal"/>
      <text:p text:style-name="Normal">Services Externes</text:p>
      <text:p text:style-name="Normal"><text:span text:style-name="T214">├</text:span><text:span text:style-name="T215">──</text:span><text:s/>ChatGPT API</text:p>
      <text:p text:style-name="Normal"><text:span text:style-name="T216">├</text:span><text:span text:style-name="T217">──</text:span><text:s/>CDN (images/ressources)</text:p>
      <text:p text:style-name="Normal">└── Service d'Email</text:p>
      <text:p text:style-name="P218">3.1.2 Base de Données</text:p>
      <text:p text:style-name="Normal"><text:span text:style-name="T219">Tables principales :</text:span></text:p>
      <text:list text:style-name="LFO28" text:continue-numbering="true">
        <text:list-item>
          <text:p text:style-name="P220">users : Profils utilisateurs</text:p>
        </text:list-item>
        <text:list-item>
          <text:p text:style-name="P221">progress : Progression individuelle</text:p>
        </text:list-item>
        <text:list-item>
          <text:p text:style-name="P222">projects : Algorithmes créés</text:p>
        </text:list-item>
        <text:list-item>
          <text:p text:style-name="P223">exercises : Bibliothèque d'exercices</text:p>
        </text:list-item>
        <text:list-item>
          <text:p text:style-name="P224">chat_history : Historique des conversations</text:p>
        </text:list-item>
        <text:list-item>
          <text:p text:style-name="P225">achievements : Badges et récompenses</text:p>
        </text:list-item>
        <text:list-item>
          <text:p text:style-name="P226">classrooms : Gestion des classes</text:p>
        </text:list-item>
      </text:list>
      <text:p text:style-name="P227">3.2 TECHNOLOGIES FRONTEND</text:p>
      <text:p text:style-name="P228">3.2.1 Stack Principal</text:p>
      <text:list text:style-name="LFO29" text:continue-numbering="true">
        <text:list-item>
          <text:p text:style-name="P229"><text:span text:style-name="T230">Framework :</text:span><text:s/>React 18 avec TypeScript</text:p>
        </text:list-item>
        <text:list-item>
          <text:p text:style-name="P231"><text:span text:style-name="T232">Gestion d'État :</text:span><text:s/>Redux Toolkit + RTK Query</text:p>
        </text:list-item>
        <text:list-item>
          <text:p text:style-name="P233"><text:span text:style-name="T234">Styling :</text:span><text:s/>Tailwind CSS + Framer Motion</text:p>
        </text:list-item>
        <text:list-item>
          <text:p text:style-name="P235"><text:span text:style-name="T236">Canvas :</text:span><text:s/>Konva.js pour l'éditeur de blocs</text:p>
        </text:list-item>
        <text:list-item>
          <text:p text:style-name="P237"><text:span text:style-name="T238">Testing :</text:span><text:s/>Jest + React Testing Library</text:p>
        </text:list-item>
      </text:list>
      <text:p text:style-name="P239">3.2.2 Éditeur de Blocs Custom</text:p>
      <text:p text:style-name="Normal"><text:span text:style-name="T240">Composants principaux :</text:span></text:p>
      <text:list text:style-name="LFO30" text:continue-numbering="true">
        <text:list-item>
          <text:p text:style-name="P241">BlockPalette : Palette d'outils</text:p>
        </text:list-item>
        <text:list-item>
          <text:p text:style-name="P242">Canvas : Zone de travail principale</text:p>
        </text:list-item>
        <text:list-item>
          <text:p text:style-name="P243">Block : Composant bloc individuel</text:p>
        </text:list-item>
        <text:list-item>
          <text:p text:style-name="P244">Connection : Connecteurs entre blocs</text:p>
        </text:list-item>
        <text:list-item>
          <text:p text:style-name="P245">ExecutionEngine : Moteur d'interprétation</text:p>
        </text:list-item>
      </text:list>
      <text:p text:style-name="Normal"><text:span text:style-name="T246">Fonctionnalités avancées :</text:span></text:p>
      <text:list text:style-name="LFO31" text:continue-numbering="true">
        <text:list-item>
          <text:p text:style-name="P247">Drag &amp; Drop avec collision detection</text:p>
        </text:list-item>
        <text:list-item>
          <text:p text:style-name="P248">Snap-to-grid automatique</text:p>
        </text:list-item>
        <text:list-item>
          <text:p text:style-name="P249">Animations fluides (60fps minimum)</text:p>
        </text:list-item>
        <text:list-item>
          <text:p text:style-name="P250">Support tactile pour tablettes</text:p>
        </text:list-item>
      </text:list>
      <text:p text:style-name="P251">3.3 BACKEND ET API</text:p>
      <text:p text:style-name="P252">3.3.1 API Endpoints</text:p>
      <text:p text:style-name="Normal">Authentication:</text:p>
      <text:p text:style-name="Normal">POST /api/auth/login</text:p>
      <text:p text:style-name="Normal">POST /api/auth/register</text:p>
      <text:p text:style-name="Normal">POST /api/auth/refresh</text:p>
      <text:p text:style-name="Normal"/>
      <text:p text:style-name="Normal">User Management:</text:p>
      <text:p text:style-name="Normal">GET /api/user/profile</text:p>
      <text:p text:style-name="Normal">PUT /api/user/profile</text:p>
      <text:p text:style-name="Normal">GET /api/user/progress</text:p>
      <text:p text:style-name="Normal">POST /api/user/achievement</text:p>
      <text:p text:style-name="Normal"/>
      <text:p text:style-name="Normal">Projects:</text:p>
      <text:p text:style-name="Normal">GET /api/projects</text:p>
      <text:p text:style-name="Normal">POST /api/projects</text:p>
      <text:p text:style-name="Normal">PUT /api/projects/:id</text:p>
      <text:p text:style-name="Normal">DELETE /api/projects/:id</text:p>
      <text:p text:style-name="Normal">POST /api/projects/:id/share</text:p>
      <text:p text:style-name="Normal"/>
      <text:p text:style-name="Normal">Exercises:</text:p>
      <text:p text:style-name="Normal">GET /api/exercises</text:p>
      <text:p text:style-name="Normal">GET /api/exercises/:level</text:p>
      <text:p text:style-name="Normal">POST /api/exercises/:id/submit</text:p>
      <text:p text:style-name="Normal">GET /api/exercises/:id/leaderboard</text:p>
      <text:p text:style-name="Normal"/>
      <text:p text:style-name="Normal">Chat:</text:p>
      <text:p text:style-name="Normal">POST /api/chat/message</text:p>
      <text:p text:style-name="Normal">GET /api/chat/history</text:p>
      <text:p text:style-name="Normal">POST /api/chat/feedback</text:p>
      <text:p text:style-name="Normal"/>
      <text:p text:style-name="Normal">Classroom:</text:p>
      <text:p text:style-name="Normal">GET /api/classroom/:id/students</text:p>
      <text:p text:style-name="Normal">POST /api/classroom/:id/assignment</text:p>
      <text:p text:style-name="Normal">GET /api/classroom/:id/progress</text:p>
      <text:p text:style-name="P253">3.3.2 Intégration ChatGPT</text:p>
      <text:p text:style-name="Normal"><text:span text:style-name="T254">Configuration sécurisée :</text:span></text:p>
      <text:list text:style-name="LFO32" text:continue-numbering="true">
        <text:list-item>
          <text:p text:style-name="P255">Clé API stockée en variable d'environnement</text:p>
        </text:list-item>
        <text:list-item>
          <text:p text:style-name="P256">Proxy backend pour masquer la clé</text:p>
        </text:list-item>
        <text:list-item>
          <text:p text:style-name="P257">Rate limiting : 1000 requêtes/jour par utilisateur</text:p>
        </text:list-item>
        <text:list-item>
          <text:p text:style-name="P258">Filtrage de contenu automatique</text:p>
        </text:list-item>
        <text:list-item>
          <text:p text:style-name="P259">Fallback sur réponses pré-programmées</text:p>
        </text:list-item>
      </text:list>
      <text:p text:style-name="Normal"><text:span text:style-name="T260">Optimisations :</text:span></text:p>
      <text:list text:style-name="LFO33" text:continue-numbering="true">
        <text:list-item>
          <text:p text:style-name="P261">Cache des réponses communes</text:p>
        </text:list-item>
        <text:list-item>
          <text:p text:style-name="P262">Compression des requêtes</text:p>
        </text:list-item>
        <text:list-item>
          <text:p text:style-name="P263">Timeout de 10 secondes maximum</text:p>
        </text:list-item>
      </text:list>
      <text:p text:style-name="Normal"><draw:custom-shape svg:x="0in" svg:y="0in" svg:width="45.51042in" svg:height="0.00139in" draw:z-index="0" draw:id="id3" draw:style-name="a3" draw:name="Horizontal Line 70" text:anchor-type="as-char"><svg:title/><svg:desc/><draw:enhanced-geometry draw:type="non-primitive" svg:viewBox="0 0 21600 21600" draw:enhanced-path="M 0 0 L 21600 0 21600 21600 0 21600 Z N"/></draw:custom-shape></text:p>
      <text:p text:style-name="P264">4. DESIGN ET EXPÉRIENCE UTILISATEUR</text:p>
      <text:p text:style-name="P265">4.1 CHARTE GRAPHIQUE</text:p>
      <text:p text:style-name="P266">4.1.1 Palette de Couleurs</text:p>
      <text:p text:style-name="Normal"><text:span text:style-name="T267">Couleurs principales :</text:span></text:p>
      <text:list text:style-name="LFO34" text:continue-numbering="true">
        <text:list-item>
          <text:p text:style-name="P268">Primaire : #6366F1 (Indigo moderne)</text:p>
        </text:list-item>
        <text:list-item>
          <text:p text:style-name="P269">Secondaire : #EC4899 (Rose vibrant)</text:p>
        </text:list-item>
        <text:list-item>
          <text:p text:style-name="P270">Accent : #10B981 (Vert succès)</text:p>
        </text:list-item>
        <text:list-item>
          <text:p text:style-name="P271">Neutre : #64748B (Gris équilibré)</text:p>
        </text:list-item>
      </text:list>
      <text:p text:style-name="Normal"><text:span text:style-name="T272">Couleurs fonctionnelles :</text:span></text:p>
      <text:soft-page-break/>
      <text:list text:style-name="LFO35" text:continue-numbering="true">
        <text:list-item>
          <text:p text:style-name="P273">Variables : #F59E0B (Orange)</text:p>
        </text:list-item>
        <text:list-item>
          <text:p text:style-name="P274">Conditions : #8B5CF6 (Violet)</text:p>
        </text:list-item>
        <text:list-item>
          <text:p text:style-name="P275">Boucles : #06B6D4 (Cyan)</text:p>
        </text:list-item>
        <text:list-item>
          <text:p text:style-name="P276">Fonctions : #EF4444 (Rouge)</text:p>
        </text:list-item>
        <text:list-item>
          <text:p text:style-name="P277">Données : #84CC16 (Lime)</text:p>
        </text:list-item>
      </text:list>
      <text:p text:style-name="P278">4.1.2 Typographie</text:p>
      <text:list text:style-name="LFO36" text:continue-numbering="true">
        <text:list-item>
          <text:p text:style-name="P279"><text:span text:style-name="T280">Principale :</text:span><text:s/>Inter (lisibilité, modernité)</text:p>
        </text:list-item>
        <text:list-item>
          <text:p text:style-name="P281"><text:span text:style-name="T282">Code :</text:span><text:s/>JetBrains Mono (monospace, clarté)</text:p>
        </text:list-item>
        <text:list-item>
          <text:p text:style-name="P283"><text:span text:style-name="T284">Titres :</text:span><text:s/>Poppins (personnalité, impact)</text:p>
        </text:list-item>
      </text:list>
      <text:p text:style-name="P285">4.1.3 Iconographie</text:p>
      <text:list text:style-name="LFO37" text:continue-numbering="true">
        <text:list-item>
          <text:p text:style-name="P286">Icônes Lucide (cohérence, modernité)</text:p>
        </text:list-item>
        <text:list-item>
          <text:p text:style-name="P287">Illustrations custom (robots, concepts algorithmiques)</text:p>
        </text:list-item>
        <text:list-item>
          <text:p text:style-name="P288">Animations Lottie pour les récompenses</text:p>
        </text:list-item>
      </text:list>
      <text:p text:style-name="P289">4.2 INTERFACE UTILISATEUR</text:p>
      <text:p text:style-name="P290">4.2.1 Layout Responsive</text:p>
      <text:p text:style-name="Normal"><text:span text:style-name="T291">Desktop (1920x1080+) :</text:span></text:p>
      <text:p text:style-name="Normal">┌─────────────────────────────────────────────────────┐</text:p>
      <text:p text:style-name="Normal">│ Header (Navigation + Profil) <text:s text:c="22"/>│</text:p>
      <text:p text:style-name="Normal"><text:span text:style-name="T292">├</text:span><text:span text:style-name="T293">─────────────</text:span><text:span text:style-name="T294">┬</text:span><text:span text:style-name="T295">─────────────────────</text:span><text:span text:style-name="T296">┬</text:span><text:span text:style-name="T297">─────────────────</text:span><text:span text:style-name="T298">┤</text:span></text:p>
      <text:p text:style-name="Normal">│ Palette <text:s text:c="4"/>│ Canvas Principal <text:s text:c="3"/>│ Propriétés <text:s text:c="4"/>│</text:p>
      <text:p text:style-name="Normal">│ Blocs <text:s text:c="6"/>│ (Éditeur) <text:s text:c="9"/>│ &amp; Débogueur <text:s text:c="3"/>│</text:p>
      <text:p text:style-name="Normal">│ (300px) <text:s text:c="4"/>│ (Flexible) <text:s text:c="8"/>│ (350px) <text:s text:c="7"/>│</text:p>
      <text:p text:style-name="Normal"><text:span text:style-name="T299">├</text:span><text:span text:style-name="T300">─────────────</text:span><text:span text:style-name="T301">┴</text:span><text:span text:style-name="T302">─────────────────────</text:span><text:span text:style-name="T303">┴</text:span><text:span text:style-name="T304">─────────────────</text:span><text:span text:style-name="T305">┤</text:span></text:p>
      <text:p text:style-name="Normal">│ Console d'Exécution + Controls <text:s text:c="20"/>│</text:p>
      <text:p text:style-name="Normal">└─────────────────────────────────────────────────────┘</text:p>
      <text:p text:style-name="Normal"><text:span text:style-name="T306">Tablette (768px-1024px) :</text:span></text:p>
      <text:list text:style-name="LFO38" text:continue-numbering="true">
        <text:list-item>
          <text:p text:style-name="P307">Interface adaptable avec panneaux repliables</text:p>
        </text:list-item>
        <text:list-item>
          <text:p text:style-name="P308">Palette de blocs en mode drawer</text:p>
        </text:list-item>
        <text:list-item>
          <text:p text:style-name="P309">Canvas optimisé pour le touch</text:p>
        </text:list-item>
      </text:list>
      <text:p text:style-name="Normal"><text:span text:style-name="T310">Mobile (320px-768px) :</text:span></text:p>
      <text:list text:style-name="LFO39" text:continue-numbering="true">
        <text:list-item>
          <text:p text:style-name="P311">Mode plein écran pour le canvas</text:p>
        </text:list-item>
        <text:list-item>
          <text:p text:style-name="P312">Navigation par onglets</text:p>
        </text:list-item>
        <text:list-item>
          <text:p text:style-name="P313">Blocs agrandis pour faciliter la manipulation</text:p>
        </text:list-item>
      </text:list>
      <text:p text:style-name="P314">4.2.2 Navigation Principale</text:p>
      <text:p text:style-name="Normal"><text:span text:style-name="T315">Header :</text:span></text:p>
      <text:list text:style-name="LFO40" text:continue-numbering="true">
        <text:list-item>
          <text:p text:style-name="P316">Logo AlgoScript Academy (gauche)</text:p>
        </text:list-item>
        <text:list-item>
          <text:p text:style-name="P317">Progression globale (centre)</text:p>
        </text:list-item>
        <text:list-item>
          <text:p text:style-name="P318">Profil + paramètres (droite)</text:p>
        </text:list-item>
        <text:list-item>
          <text:p text:style-name="P319">Mode sombre/clair (toggle)</text:p>
        </text:list-item>
      </text:list>
      <text:p text:style-name="Normal"><text:span text:style-name="T320">Menu Principal :</text:span></text:p>
      <text:list text:style-name="LFO41" text:continue-numbering="true">
        <text:list-item>
          <text:p text:style-name="P321">Dashboard (accueil)</text:p>
        </text:list-item>
        <text:list-item>
          <text:p text:style-name="P322">Mondes (sélection niveau)</text:p>
        </text:list-item>
        <text:list-item>
          <text:p text:style-name="P323">Projets (mes créations)</text:p>
        </text:list-item>
        <text:list-item>
          <text:p text:style-name="P324">Galerie (communauté)</text:p>
        </text:list-item>
        <text:list-item>
          <text:p text:style-name="P325">Profil (statistiques)</text:p>
        </text:list-item>
      </text:list>
      <text:p text:style-name="P326">4.3 ANIMATIONS ET MICROINTERACTIONS</text:p>
      <text:p text:style-name="P327">4.3.1 Animations Fonctionnelles</text:p>
      <text:list text:style-name="LFO42" text:continue-numbering="true">
        <text:list-item>
          <text:p text:style-name="P328"><text:span text:style-name="T329">Drag &amp; Drop :</text:span><text:s/>Feedback visuel immédiat</text:p>
        </text:list-item>
        <text:list-item>
          <text:p text:style-name="P330"><text:span text:style-name="T331">Connexions :</text:span><text:s/>Animation de "cable" entre blocs</text:p>
        </text:list-item>
        <text:list-item>
          <text:p text:style-name="P332"><text:span text:style-name="T333">Exécution :</text:span><text:s/>Surlignage progressif des blocs actifs</text:p>
        </text:list-item>
        <text:list-item>
          <text:p text:style-name="P334"><text:span text:style-name="T335">Erreurs :</text:span><text:s/>Shake effect sur les blocs problématiques</text:p>
        </text:list-item>
      </text:list>
      <text:p text:style-name="P336">4.3.2 Récompenses Visuelles</text:p>
      <text:list text:style-name="LFO43" text:continue-numbering="true">
        <text:list-item>
          <text:p text:style-name="P337"><text:span text:style-name="T338">Level Up :</text:span><text:s/>Animation de confettis + son</text:p>
        </text:list-item>
        <text:list-item>
          <text:p text:style-name="P339"><text:span text:style-name="T340">Badge Unlock :</text:span><text:s/>Modal avec animation de révélation</text:p>
        </text:list-item>
        <text:list-item>
          <text:p text:style-name="P341"><text:span text:style-name="T342">Achievement :</text:span><text:s/>Notification toast animée</text:p>
        </text:list-item>
        <text:list-item>
          <text:p text:style-name="P343"><text:span text:style-name="T344">Perfect Score :</text:span><text:s/>Effet de particules dorées</text:p>
        </text:list-item>
      </text:list>
      <text:p text:style-name="Normal"><draw:custom-shape svg:x="0in" svg:y="0in" svg:width="45.51042in" svg:height="0.00139in" draw:z-index="0" draw:id="id4" draw:style-name="a4" draw:name="Horizontal Line 71" text:anchor-type="as-char"><svg:title/><svg:desc/><draw:enhanced-geometry draw:type="non-primitive" svg:viewBox="0 0 21600 21600" draw:enhanced-path="M 0 0 L 21600 0 21600 21600 0 21600 Z N"/></draw:custom-shape></text:p>
      <text:p text:style-name="P345">5. FONCTIONNALITÉS AVANCÉES</text:p>
      <text:p text:style-name="P346">5.1 SYSTÈME DE RECOMMANDATION IA</text:p>
      <text:p text:style-name="P347">5.1.1 Analyse des Patterns d'Apprentissage</text:p>
      <text:list text:style-name="LFO44" text:continue-numbering="true">
        <text:list-item>
          <text:p text:style-name="P348">Identification des concepts difficiles par utilisateur</text:p>
        </text:list-item>
        <text:list-item>
          <text:p text:style-name="P349">Suggestion d'exercices personnalisés</text:p>
        </text:list-item>
        <text:list-item>
          <text:p text:style-name="P350">Adaptation du rythme de progression</text:p>
        </text:list-item>
        <text:list-item>
          <text:p text:style-name="P351">Détection précoce des décrochages</text:p>
        </text:list-item>
      </text:list>
      <text:p text:style-name="P352">5.1.2 Recommandations Proactives</text:p>
      <text:list text:style-name="LFO45" text:continue-numbering="true">
        <text:list-item>
          <text:p text:style-name="P353">"Tu sembles avoir des difficultés avec les boucles imbriquées, voici un exercice adapté"</text:p>
        </text:list-item>
        <text:list-item>
          <text:p text:style-name="P354">"Bravo ! Tu maîtrises les conditions, prêt pour les fonctions ?"</text:p>
        </text:list-item>
        <text:list-item>
          <text:p text:style-name="P355">"Cet exercice bonus pourrait t'intéresser"</text:p>
        </text:list-item>
      </text:list>
      <text:p text:style-name="P356">5.2 MODE COMPÉTITION</text:p>
      <text:p text:style-name="P357">5.2.1 Challenges Hebdomadaires</text:p>
      <text:list text:style-name="LFO46" text:continue-numbering="true">
        <text:list-item>
          <text:p text:style-name="P358">Problème algorithmique unique chaque semaine</text:p>
        </text:list-item>
        <text:list-item>
          <text:p text:style-name="P359">Classement en temps réel</text:p>
        </text:list-item>
        <text:list-item>
          <text:p text:style-name="P360">Récompenses spéciales pour le podium</text:p>
        </text:list-item>
        <text:list-item>
          <text:p text:style-name="P361">Replay des meilleures solutions</text:p>
        </text:list-item>
      </text:list>
      <text:p text:style-name="P362">5.2.2 Tournois Scolaires</text:p>
      <text:list text:style-name="LFO47" text:continue-numbering="true">
        <text:list-item>
          <text:p text:style-name="P363">Organisation par établissement</text:p>
        </text:list-item>
        <text:list-item>
          <text:p text:style-name="P364">Mode équipe ou individuel</text:p>
        </text:list-item>
        <text:list-item>
          <text:p text:style-name="P365">Interface spectateur pour les enseignants</text:p>
        </text:list-item>
        <text:list-item>
          <text:p text:style-name="P366">Certificats digitaux pour les gagnants</text:p>
        </text:list-item>
      </text:list>
      <text:p text:style-name="P367">5.3 ANALYTIQUES AVANCÉES</text:p>
      <text:p text:style-name="P368">5.3.1 Pour les Élèves</text:p>
      <text:list text:style-name="LFO48" text:continue-numbering="true">
        <text:list-item>
          <text:p text:style-name="P369">Graphiques de progression par compétence</text:p>
        </text:list-item>
        <text:list-item>
          <text:p text:style-name="P370">Temps moyen par type d'exercice</text:p>
        </text:list-item>
        <text:list-item>
          <text:p text:style-name="P371">Patterns d'erreurs communes</text:p>
        </text:list-item>
        <text:list-item>
          <text:p text:style-name="P372">Suggestions d'amélioration personnalisées</text:p>
        </text:list-item>
      </text:list>
      <text:p text:style-name="P373">5.3.2 Pour les Enseignants</text:p>
      <text:list text:style-name="LFO49" text:continue-numbering="true">
        <text:list-item>
          <text:p text:style-name="P374">Heat map des difficultés par concept</text:p>
        </text:list-item>
        <text:list-item>
          <text:p text:style-name="P375">Analyse comparative inter-classes</text:p>
        </text:list-item>
        <text:list-item>
          <text:p text:style-name="P376">Détection automatique des élèves en difficulté</text:p>
        </text:list-item>
        <text:list-item>
          <text:p text:style-name="P377">Rapports de progression personnalisables</text:p>
        </text:list-item>
      </text:list>
      <text:p text:style-name="Normal"><draw:custom-shape svg:x="0in" svg:y="0in" svg:width="45.51042in" svg:height="0.00139in" draw:z-index="0" draw:id="id5" draw:style-name="a5" draw:name="Horizontal Line 72" text:anchor-type="as-char"><svg:title/><svg:desc/><draw:enhanced-geometry draw:type="non-primitive" svg:viewBox="0 0 21600 21600" draw:enhanced-path="M 0 0 L 21600 0 21600 21600 0 21600 Z N"/></draw:custom-shape></text:p>
      <text:p text:style-name="P378">6. SÉCURITÉ ET CONFORMITÉ</text:p>
      <text:p text:style-name="P379">6.1 Protection des Données (RGPD)</text:p>
      <text:soft-page-break/>
      <text:list text:style-name="LFO50" text:continue-numbering="true">
        <text:list-item>
          <text:p text:style-name="P380">Consentement explicite pour les mineurs</text:p>
        </text:list-item>
        <text:list-item>
          <text:p text:style-name="P381">Chiffrement des données personnelles</text:p>
        </text:list-item>
        <text:list-item>
          <text:p text:style-name="P382">Droit à l'effacement des données</text:p>
        </text:list-item>
        <text:list-item>
          <text:p text:style-name="P383">Anonymisation des statistiques</text:p>
        </text:list-item>
      </text:list>
      <text:p text:style-name="P384">6.2 Sécurité Technique</text:p>
      <text:list text:style-name="LFO51" text:continue-numbering="true">
        <text:list-item>
          <text:p text:style-name="P385">Authentification sécurisée (JWT + refresh tokens)</text:p>
        </text:list-item>
        <text:list-item>
          <text:p text:style-name="P386">Protection CSRF et XSS</text:p>
        </text:list-item>
        <text:list-item>
          <text:p text:style-name="P387">Rate limiting sur toutes les APIs</text:p>
        </text:list-item>
        <text:list-item>
          <text:p text:style-name="P388">Validation côté serveur de tous les inputs</text:p>
        </text:list-item>
      </text:list>
      <text:p text:style-name="P389">6.3 Modération de Contenu</text:p>
      <text:list text:style-name="LFO52" text:continue-numbering="true">
        <text:list-item>
          <text:p text:style-name="P390">Filtrage automatique des projets partagés</text:p>
        </text:list-item>
        <text:list-item>
          <text:p text:style-name="P391">Système de signalement communautaire</text:p>
        </text:list-item>
        <text:list-item>
          <text:p text:style-name="P392">Modération manuelle des contenus sensibles</text:p>
        </text:list-item>
        <text:list-item>
          <text:p text:style-name="P393">Blacklist de mots inappropriés</text:p>
        </text:list-item>
      </text:list>
      <text:p text:style-name="Normal"><draw:custom-shape svg:x="0in" svg:y="0in" svg:width="45.51042in" svg:height="0.00139in" draw:z-index="0" draw:id="id6" draw:style-name="a6" draw:name="Horizontal Line 73" text:anchor-type="as-char"><svg:title/><svg:desc/><draw:enhanced-geometry draw:type="non-primitive" svg:viewBox="0 0 21600 21600" draw:enhanced-path="M 0 0 L 21600 0 21600 21600 0 21600 Z N"/></draw:custom-shape></text:p>
      <text:p text:style-name="P394">7. DÉPLOIEMENT ET MAINTENANCE</text:p>
      <text:p text:style-name="P395">7.1 Infrastructure</text:p>
      <text:p text:style-name="Normal"><text:span text:style-name="T396">Hébergement :</text:span></text:p>
      <text:list text:style-name="LFO53" text:continue-numbering="true">
        <text:list-item>
          <text:p text:style-name="P397">Frontend : Vercel/Netlify (CDN global)</text:p>
        </text:list-item>
        <text:list-item>
          <text:p text:style-name="P398">Backend : DigitalOcean/AWS (scalabilité)</text:p>
        </text:list-item>
        <text:list-item>
          <text:p text:style-name="P399">Base de données : PostgreSQL managée</text:p>
        </text:list-item>
        <text:list-item>
          <text:p text:style-name="P400">Monitoring : Sentry + Google Analytics</text:p>
        </text:list-item>
      </text:list>
      <text:p text:style-name="P401">7.2 CI/CD Pipeline</text:p>
      <text:list text:style-name="LFO54" text:continue-numbering="true">
        <text:list-item>
          <text:p text:style-name="P402">Tests automatisés (Jest + Cypress)</text:p>
        </text:list-item>
        <text:list-item>
          <text:p text:style-name="P403">Déploiement automatique sur commit</text:p>
        </text:list-item>
        <text:list-item>
          <text:p text:style-name="P404">Rollback automatique en cas d'erreur</text:p>
        </text:list-item>
        <text:list-item>
          <text:p text:style-name="P405">Monitoring de performance continu</text:p>
        </text:list-item>
      </text:list>
      <text:p text:style-name="P406">7.3 Maintenance et Support</text:p>
      <text:list text:style-name="LFO55" text:continue-numbering="true">
        <text:list-item>
          <text:p text:style-name="P407">Mises à jour de sécurité automatiques</text:p>
        </text:list-item>
        <text:list-item>
          <text:p text:style-name="P408">Sauvegarde quotidienne des données</text:p>
        </text:list-item>
        <text:list-item>
          <text:p text:style-name="P409">Support technique par email</text:p>
        </text:list-item>
        <text:list-item>
          <text:p text:style-name="P410">Documentation utilisateur complète</text:p>
        </text:list-item>
      </text:list>
      <text:p text:style-name="Normal"><draw:custom-shape svg:x="0in" svg:y="0in" svg:width="45.51042in" svg:height="0.00139in" draw:z-index="0" draw:id="id7" draw:style-name="a7" draw:name="Horizontal Line 74" text:anchor-type="as-char"><svg:title/><svg:desc/><draw:enhanced-geometry draw:type="non-primitive" svg:viewBox="0 0 21600 21600" draw:enhanced-path="M 0 0 L 21600 0 21600 21600 0 21600 Z N"/></draw:custom-shape></text:p>
      <text:p text:style-name="P411">8. PLANNING ET BUDGET ESTIMATIF</text:p>
      <text:p text:style-name="P412">8.1 Phases de Développement</text:p>
      <text:p text:style-name="Normal"><text:span text:style-name="T413">Phase 1 (Mois 1-3) : MVP Core</text:span></text:p>
      <text:list text:style-name="LFO56" text:continue-numbering="true">
        <text:list-item>
          <text:p text:style-name="P414">Éditeur de blocs basique</text:p>
        </text:list-item>
        <text:list-item>
          <text:p text:style-name="P415">Système d'authentification</text:p>
        </text:list-item>
        <text:list-item>
          <text:p text:style-name="P416">3 premiers mondes d'exercices</text:p>
        </text:list-item>
        <text:list-item>
          <text:p text:style-name="P417">Interface responsive de base</text:p>
        </text:list-item>
      </text:list>
      <text:p text:style-name="Normal"><text:span text:style-name="T418">Phase 2 (Mois 4-6) : Gamification</text:span></text:p>
      <text:list text:style-name="LFO57" text:continue-numbering="true">
        <text:list-item>
          <text:p text:style-name="P419">Système de progression complet</text:p>
        </text:list-item>
        <text:list-item>
          <text:p text:style-name="P420">Badges et achievements</text:p>
        </text:list-item>
        <text:list-item>
          <text:p text:style-name="P421">Chat IA intégré</text:p>
        </text:list-item>
        <text:list-item>
          <text:p text:style-name="P422">Optimisations UX</text:p>
        </text:list-item>
      </text:list>
      <text:p text:style-name="Normal"><text:span text:style-name="T423">Phase 3 (Mois 7-9) : Fonctionnalités Avancées</text:span></text:p>
      <text:list text:style-name="LFO58" text:continue-numbering="true">
        <text:list-item>
          <text:p text:style-name="P424">Mode collaboration</text:p>
        </text:list-item>
        <text:list-item>
          <text:p text:style-name="P425">Gestion de classe enseignants</text:p>
        </text:list-item>
        <text:list-item>
          <text:p text:style-name="P426">Analytics avancées</text:p>
        </text:list-item>
        <text:list-item>
          <text:p text:style-name="P427">Tests utilisateurs et corrections</text:p>
        </text:list-item>
      </text:list>
      <text:p text:style-name="Normal"><text:span text:style-name="T428">Phase 4 (Mois 10-12) : Lancement</text:span></text:p>
      <text:list text:style-name="LFO59" text:continue-numbering="true">
        <text:list-item>
          <text:p text:style-name="P429">Beta testing en établissements</text:p>
        </text:list-item>
        <text:list-item>
          <text:p text:style-name="P430">Corrections et optimisations</text:p>
        </text:list-item>
        <text:list-item>
          <text:p text:style-name="P431">Documentation complète</text:p>
        </text:list-item>
        <text:list-item>
          <text:p text:style-name="P432">Lancement officiel</text:p>
        </text:list-item>
      </text:list>
      <text:p text:style-name="P433">8.2 Ressources Humaines Nécessaires</text:p>
      <text:list text:style-name="LFO60" text:continue-numbering="true">
        <text:list-item>
          <text:p text:style-name="P434">1 Lead Developer Full-Stack (12 mois)</text:p>
        </text:list-item>
        <text:list-item>
          <text:p text:style-name="P435">1 Frontend Developer React (9 mois)</text:p>
        </text:list-item>
        <text:list-item>
          <text:p text:style-name="P436">1 Backend Developer Node.js (6 mois)</text:p>
        </text:list-item>
        <text:list-item>
          <text:p text:style-name="P437">1 UI/UX Designer (4 mois)</text:p>
        </text:list-item>
        <text:list-item>
          <text:p text:style-name="P438">1 Product Owner/Scrum Master (12 mois)</text:p>
        </text:list-item>
      </text:list>
      <text:p text:style-name="P439">8.3 Coûts Estimatifs</text:p>
      <text:soft-page-break/>
      <text:p text:style-name="Normal"><text:span text:style-name="T440">Développement :</text:span><text:s/>150 000 - 200 000 €<text:s/><text:span text:style-name="T441">Infrastructure annuelle :</text:span><text:s/>3 000 - 5 000 €<text:s/><text:span text:style-name="T442">APIs tierces (ChatGPT) :</text:span><text:s/>2 000 - 4 000 € /an<text:s/><text:span text:style-name="T443">Marketing et lancement :</text:span><text:s/>10 000 - 20 000 €</text:p>
      <text:p text:style-name="Normal"><draw:custom-shape svg:x="0in" svg:y="0in" svg:width="45.51042in" svg:height="0.00139in" draw:z-index="0" draw:id="id8" draw:style-name="a8" draw:name="Horizontal Line 75" text:anchor-type="as-char"><svg:title/><svg:desc/><draw:enhanced-geometry draw:type="non-primitive" svg:viewBox="0 0 21600 21600" draw:enhanced-path="M 0 0 L 21600 0 21600 21600 0 21600 Z N"/></draw:custom-shape></text:p>
      <text:p text:style-name="P444">9. CRITÈRES DE SUCCÈS</text:p>
      <text:p text:style-name="P445">9.1 Métriques Produit</text:p>
      <text:list text:style-name="LFO61" text:continue-numbering="true">
        <text:list-item>
          <text:p text:style-name="P446"><text:span text:style-name="T447">Engagement :</text:span><text:s/>80% des utilisateurs complètent le Monde 1</text:p>
        </text:list-item>
        <text:list-item>
          <text:p text:style-name="P448"><text:span text:style-name="T449">Rétention :</text:span><text:s/>60% reviennent après 7 jours</text:p>
        </text:list-item>
        <text:list-item>
          <text:p text:style-name="P450"><text:span text:style-name="T451">Progression :</text:span><text:s/>40% atteignent le Monde 4</text:p>
        </text:list-item>
        <text:list-item>
          <text:p text:style-name="P452"><text:span text:style-name="T453">Satisfaction :</text:span><text:s/>Score NPS &gt; 50</text:p>
        </text:list-item>
      </text:list>
      <text:p text:style-name="P454">9.2 Impact Pédagogique</text:p>
      <text:list text:style-name="LFO62" text:continue-numbering="true">
        <text:list-item>
          <text:p text:style-name="P455"><text:span text:style-name="T456">Compréhension :</text:span><text:s/>+30% aux évaluations algorithmiques</text:p>
        </text:list-item>
        <text:list-item>
          <text:p text:style-name="P457"><text:span text:style-name="T458">Motivation :</text:span><text:s/>90% des élèves trouvent les maths/informatique plus intéressantes</text:p>
        </text:list-item>
        <text:list-item>
          <text:p text:style-name="P459"><text:span text:style-name="T460">Autonomie :</text:span><text:s/>70% résolvent des problèmes sans aide après 3 mois</text:p>
        </text:list-item>
      </text:list>
      <text:p text:style-name="Normal"><draw:custom-shape svg:x="0in" svg:y="0in" svg:width="45.51042in" svg:height="0.00139in" draw:z-index="0" draw:id="id9" draw:style-name="a9" draw:name="Horizontal Line 76" text:anchor-type="as-char"><svg:title/><svg:desc/><draw:enhanced-geometry draw:type="non-primitive" svg:viewBox="0 0 21600 21600" draw:enhanced-path="M 0 0 L 21600 0 21600 21600 0 21600 Z N"/></draw:custom-shape></text:p>
      <text:p text:style-name="P461">10. ÉVOLUTIONS FUTURES</text:p>
      <text:p text:style-name="P462">10.1 Roadmap Long Terme</text:p>
      <text:list text:style-name="LFO63" text:continue-numbering="true">
        <text:list-item>
          <text:p text:style-name="P463"><text:span text:style-name="T464">Année 2 :</text:span><text:s/>Extension lycée (Python textuel)</text:p>
        </text:list-item>
        <text:list-item>
          <text:p text:style-name="P465"><text:span text:style-name="T466">Année 3 :</text:span><text:s/>Version internationale (EN, ES)</text:p>
        </text:list-item>
        <text:list-item>
          <text:p text:style-name="P467"><text:span text:style-name="T468">Année 4 :</text:span><text:s/>IA génératrice d'exercices</text:p>
        </text:list-item>
        <text:list-item>
          <text:p text:style-name="P469"><text:span text:style-name="T470">Année 5 :</text:span><text:s/>Réalité virtuelle pour concepts 3D</text:p>
        </text:list-item>
      </text:list>
      <text:p text:style-name="P471">10.2 Technologies Émergentes</text:p>
      <text:list text:style-name="LFO64" text:continue-numbering="true">
        <text:list-item>
          <text:p text:style-name="P472">Intégration de GPT-4 pour assistance avancée</text:p>
        </text:list-item>
        <text:list-item>
          <text:p text:style-name="P473">Reconnaissance vocale pour programmation orale</text:p>
        </text:list-item>
        <text:list-item>
          <text:p text:style-name="P474">AR/VR pour visualisation d'algorithmes complexes</text:p>
        </text:list-item>
        <text:list-item>
          <text:p text:style-name="P475">Blockchain pour certification des compétences</text:p>
        </text:list-item>
      </text:list>
      <text:p text:style-name="Normal"><draw:custom-shape svg:x="0in" svg:y="0in" svg:width="45.51042in" svg:height="0.00139in" draw:z-index="0" draw:id="id10" draw:style-name="a10" draw:name="Horizontal Line 77" text:anchor-type="as-char"><svg:title/><svg:desc/><draw:enhanced-geometry draw:type="non-primitive" svg:viewBox="0 0 21600 21600" draw:enhanced-path="M 0 0 L 21600 0 21600 21600 0 21600 Z N"/></draw:custom-shape></text:p>
      <text:p text:style-name="Normal"><text:span text:style-name="T476">Ce cahier des charges constitue la base technique et fonctionnelle pour le développement d'AlgoScript Academy. Il devra être affiné avec les retours des utilisateurs cibles et adapté selon les contraintes techniques rencontrées en développemen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urhant james</meta:initial-creator>
    <dc:creator>durhant james</dc:creator>
    <meta:creation-date>2025-06-27T17:27:00Z</meta:creation-date>
    <dc:date>2025-06-27T18:42:00Z</dc:date>
    <meta:template xlink:href="Normal.dotm" xlink:type="simple"/>
    <meta:editing-cycles>1</meta:editing-cycles>
    <meta:editing-duration>PT4500S</meta:editing-duration>
    <meta:document-statistic meta:page-count="15" meta:paragraph-count="31" meta:word-count="2440" meta:character-count="15832" meta:row-count="111" meta:non-whitespace-character-count="13423"/>
  </office:meta>
</office:document-meta>
</file>